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89D000005E4FD465F669097CB2E.png" manifest:media-type="image/png"/>
  <manifest:file-entry manifest:full-path="Pictures/1000000000000589000003CEBEC4875539FCF77A.jpg" manifest:media-type="image/jpeg"/>
  <manifest:file-entry manifest:full-path="Pictures/2000003D000068DE00000DEBF6A9C88D687547CA.svm" manifest:media-type=""/>
  <manifest:file-entry manifest:full-path="Pictures/10000201000001330000018971B93F82A6459B4D.png" manifest:media-type="image/png"/>
  <manifest:file-entry manifest:full-path="Pictures/2000003D000068DE00000DEBE3485449307B07D9.svm" manifest:media-type=""/>
  <manifest:file-entry manifest:full-path="Pictures/100002000000089D000005E4D2BC1FCA1D24CC80.png" manifest:media-type="image/png"/>
  <manifest:file-entry manifest:full-path="Pictures/10000201000005AB00000006DB4393F0E3A237E9.png" manifest:media-type="image/png"/>
  <manifest:file-entry manifest:full-path="Pictures/1000000000000040000000402EF8F291BD0178BB.jpg" manifest:media-type="image/jpeg"/>
  <manifest:file-entry manifest:full-path="Pictures/1000000000000589000003CEE2BC38A2199867F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Beta2" svg:font-family="'Ubuntu Beta'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1.854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004cm" fo:min-width="1.595cm" draw:shadow-offset-x="0.203cm" draw:shadow-offset-y="0.203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0.021cm" fo:min-width="0.758cm"/>
    </style:style>
    <style:style style:name="gr5" style:family="graphic" style:parent-style-name="standard">
      <style:graphic-properties draw:stroke="none" draw:fill-color="#808080" draw:textarea-horizontal-align="justify" draw:textarea-vertical-align="middle" draw:auto-grow-height="false" fo:min-height="0.004cm" fo:min-width="1.278cm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 fo:min-height="0.021cm" fo:min-width="0.758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dc2300" draw:opacity="50%" draw:textarea-horizontal-align="justify" draw:textarea-vertical-align="middle" draw:auto-grow-height="false" fo:min-height="2.417cm" fo:min-width="2.294cm" draw:shadow-offset-x="0.203cm" draw:shadow-offset-y="0.203cm" draw:shadow-opacity="50%"/>
    </style:style>
    <style:style style:name="gr10" style:family="graphic" style:parent-style-name="standard">
      <style:graphic-properties draw:fill-color="#00ae00" draw:opacity="50%" draw:textarea-horizontal-align="justify" draw:textarea-vertical-align="middle" draw:auto-grow-height="false" fo:min-height="2.417cm" fo:min-width="2.294cm" draw:shadow-offset-x="0.203cm" draw:shadow-offset-y="0.203cm" draw:shadow-opacity="50%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1.21cm" fo:min-width="0cm" draw:shadow-offset-x="0.203cm" draw:shadow-offset-y="0.203cm"/>
    </style:style>
    <style:style style:name="gr12" style:family="graphic" style:parent-style-name="standard">
      <style:graphic-properties draw:fill-color="#c0c0c0" draw:textarea-horizontal-align="justify" draw:textarea-vertical-align="middle" draw:auto-grow-height="false" fo:min-height="5.021cm" fo:min-width="7.1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textarea-horizontal-align="justify" draw:textarea-vertical-align="middle" draw:auto-grow-height="false" fo:min-height="0.708cm" fo:min-width="2.375cm"/>
    </style:style>
    <style:style style:name="gr15" style:family="graphic" style:parent-style-name="standard">
      <style:graphic-properties draw:fill="solid" draw:fill-color="#33cc66" draw:textarea-horizontal-align="justify" draw:textarea-vertical-align="middle" draw:auto-grow-height="false" fo:min-height="0.708cm" fo:min-width="2.375cm"/>
    </style:style>
    <style:style style:name="gr16" style:family="graphic" style:parent-style-name="objectwithoutfill">
      <style:graphic-properties svg:stroke-color="#ff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7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09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5.401cm" fo:min-width="9.978cm"/>
    </style:style>
    <style:style style:name="gr23" style:family="graphic" style:parent-style-name="standard">
      <style:graphic-properties draw:fill-color="#ffff00" draw:opacity="50%" draw:textarea-horizontal-align="justify" draw:textarea-vertical-align="middle" draw:auto-grow-height="false" fo:min-height="4.005cm" fo:min-width="6.485cm" draw:shadow-opacity="50%"/>
    </style:style>
    <style:style style:name="gr24" style:family="graphic" style:parent-style-name="standard">
      <style:graphic-properties draw:fill-color="#b3b3b3" draw:textarea-horizontal-align="justify" draw:textarea-vertical-align="middle" draw:auto-grow-height="false" fo:min-height="2.671cm" fo:min-width="6.231cm"/>
    </style:style>
    <style:style style:name="pr1" style:family="presentation" style:parent-style-name="canonical_25_20master_25_20deck2-title">
      <style:graphic-properties fo:min-height="5.813cm"/>
    </style:style>
    <style:style style:name="pr2" style:family="presentation" style:parent-style-name="canonical_25_20master_25_20deck2-outline1">
      <style:graphic-properties fo:min-height="4.354cm"/>
    </style:style>
    <style:style style:name="pr3" style:family="presentation" style:parent-style-name="canonical_25_20master_25_20deck2-notes">
      <style:graphic-properties draw:fill-color="#ffffff" draw:auto-grow-height="true" fo:min-height="13.364cm"/>
    </style:style>
    <style:style style:name="pr4" style:family="presentation" style:parent-style-name="Canonical2-title">
      <style:graphic-properties fo:min-height="5.873cm"/>
    </style:style>
    <style:style style:name="pr5" style:family="presentation" style:parent-style-name="Canonical2-notes">
      <style:graphic-properties draw:fill-color="#ffffff" draw:auto-grow-height="true" fo:min-height="13.364cm"/>
    </style:style>
    <style:style style:name="pr6" style:family="presentation" style:parent-style-name="Canonical-outline1" style:list-style-name="L4">
      <style:graphic-properties fo:min-height="12.18cm"/>
    </style:style>
    <style:style style:name="pr7" style:family="presentation" style:parent-style-name="Canonical-notes">
      <style:graphic-properties draw:fill-color="#ffffff" fo:min-height="13.364cm"/>
    </style:style>
    <style:style style:name="pr8" style:family="presentation" style:parent-style-name="Canonical-outline1" style:list-style-name="L5">
      <style:graphic-properties fo:min-height="14.649cm"/>
    </style:style>
    <style:style style:name="pr9" style:family="presentation" style:parent-style-name="Canonical-title">
      <style:graphic-properties draw:auto-grow-height="true" fo:min-height="0.873cm"/>
    </style:style>
    <style:style style:name="pr10" style:family="presentation" style:parent-style-name="Canonical-notes">
      <style:graphic-properties draw:fill-color="#ffffff" draw:auto-grow-height="true" fo:min-height="13.364cm"/>
    </style:style>
    <style:style style:name="pr11" style:family="presentation" style:parent-style-name="Canonical-outline1" style:list-style-name="L6">
      <style:graphic-properties fo:min-height="12.18cm"/>
    </style:style>
    <style:style style:name="pr12" style:family="presentation" style:parent-style-name="Canonical-outline1" style:list-style-name="L5">
      <style:graphic-properties fo:min-height="14.457cm"/>
    </style:style>
    <style:style style:name="pr13" style:family="presentation" style:parent-style-name="Canonical-outline1" style:list-style-name="L8">
      <style:graphic-properties fo:min-height="12.18cm"/>
    </style:style>
    <style:style style:name="pr14" style:family="presentation" style:parent-style-name="Canonical-outline1">
      <style:graphic-properties fo:min-height="12.18cm"/>
    </style:style>
    <style:style style:name="pr15" style:family="presentation" style:parent-style-name="Canonical-outline1" style:list-style-name="L9">
      <style:graphic-properties fo:min-height="15.244cm"/>
    </style:style>
    <style:style style:name="pr16" style:family="presentation" style:parent-style-name="canonical_25_20master_25_20deck2-title">
      <style:graphic-properties draw:auto-grow-height="true" fo:min-height="2.668cm"/>
    </style:style>
    <style:style style:name="pr17" style:family="presentation" style:parent-style-name="canonical_25_20master_25_20deck2-outline1">
      <style:graphic-properties draw:auto-grow-height="true" fo:min-height="13.86cm"/>
    </style:style>
    <style:style style:name="P1" style:family="paragraph">
      <style:paragraph-properties fo:line-height="120%" style:text-autospace="none"/>
    </style:style>
    <style:style style:name="P2" style:family="paragraph">
      <style:paragraph-properties fo:margin-top="0cm" fo:margin-bottom="0.1cm"/>
    </style:style>
    <style:style style:name="P3" style:family="paragraph">
      <style:paragraph-properties fo:margin-top="0cm" fo:margin-bottom="0.1cm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32pt" style:font-size-complex="32pt"/>
    </style:style>
    <style:style style:name="P6" style:family="paragraph">
      <style:paragraph-properties style:text-autospace="none"/>
      <style:text-properties fo:color="#ffffff" fo:font-size="26pt" style:font-size-asian="32pt" style:font-size-complex="32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ffffff" fo:font-size="36pt" style:font-size-asian="36pt" style:font-size-complex="36pt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line-height="200%"/>
    </style:style>
    <style:style style:name="P12" style:family="paragraph"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loext:graphic-properties draw:fill-color="#c0c0c0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dc2300" draw:opacity="50%"/>
      <style:paragraph-properties fo:text-align="center"/>
    </style:style>
    <style:style style:name="P19" style:family="paragraph">
      <loext:graphic-properties draw:fill-color="#00ae00" draw:opacity="50%"/>
      <style:paragraph-properties fo:text-align="center"/>
    </style:style>
    <style:style style:name="P20" style:family="paragraph">
      <style:text-properties fo:font-size="12pt"/>
    </style:style>
    <style:style style:name="P21" style:family="paragraph">
      <loext:graphic-properties draw:fill="none" draw:fill-color="#ffffff"/>
      <style:text-properties fo:font-size="12pt" style:font-size-asian="18pt" style:font-size-complex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solid" draw:fill-color="#33cc66"/>
      <style:paragraph-properties fo:text-align="center"/>
    </style:style>
    <style:style style:name="P25" style:family="paragraph">
      <loext:graphic-properties draw:fill="none" draw:fill-color="#ffffff"/>
      <style:text-properties fo:font-size="15pt" style:font-size-asian="15pt" style:font-size-complex="15pt"/>
    </style:style>
    <style:style style:name="P26" style:family="paragraph">
      <loext:graphic-properties draw:fill-color="#ffff00" draw:opacity="50%"/>
      <style:paragraph-properties fo:text-align="center"/>
    </style:style>
    <style:style style:name="P27" style:family="paragraph">
      <loext:graphic-properties draw:fill-color="#b3b3b3"/>
      <style:paragraph-properties fo:text-align="center"/>
    </style:style>
    <style:style style:name="P28" style:family="paragraph">
      <style:paragraph-properties fo:line-height="110%"/>
    </style:style>
    <style:style style:name="P29" style:family="paragraph">
      <style:paragraph-properties fo:line-height="110%"/>
      <style:text-properties fo:color="#dd4814"/>
    </style:style>
    <style:style style:name="P30" style:family="paragraph">
      <style:text-properties fo:color="#ffffff"/>
    </style:style>
    <style:style style:name="T1" style:family="text">
      <style:text-properties fo:color="#ffffff" style:font-name="Ubuntu" fo:font-size="36pt" style:font-name-asian="UbuntuBeta-Regular1" style:font-size-asian="36pt" style:font-name-complex="UbuntuBeta-Regular1" style:font-size-complex="36pt"/>
    </style:style>
    <style:style style:name="T2" style:family="text">
      <style:text-properties fo:color="#dd4814" style:font-name="Ubuntu" fo:font-size="22pt" style:font-name-asian="UbuntuBeta-Regular1" style:font-size-asian="22pt" style:font-name-complex="UbuntuBeta-Regular1" style:font-size-complex="22pt"/>
    </style:style>
    <style:style style:name="T3" style:family="text">
      <style:text-properties fo:color="#ffffff" style:font-name="Ubuntu" fo:font-size="12pt" style:font-size-asian="12pt" style:font-size-complex="12pt"/>
    </style:style>
    <style:style style:name="T4" style:family="text">
      <style:text-properties fo:color="#ffffff" style:text-outline="false" style:font-name="Ubuntu" fo:font-size="12pt" style:font-name-asian="UbuntuBeta-Regular3" style:font-size-asian="12pt" style:font-name-complex="UbuntuBeta-Regular3" style:font-size-complex="12pt"/>
    </style:style>
    <style:style style:name="T5" style:family="text">
      <style:text-properties fo:font-size="26pt" style:font-size-asian="32pt" style:font-size-complex="32pt"/>
    </style:style>
    <style:style style:name="T6" style:family="text">
      <style:text-properties fo:color="#ffffff" style:text-outline="false" style:text-line-through-style="none" style:text-line-through-type="none" style:text-position="0% 100%" style:font-name="Ubuntu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size-asian="36pt" style:language-asian="zh" style:country-asian="CN" style:font-style-asian="normal" style:font-weight-asian="normal" style:font-name-complex="FreeSans2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772953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Ubuntu" style:font-size-asian="22pt" style:font-style-asian="normal" style:font-weight-asian="normal" style:font-name-complex="Ubuntu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12pt" fo:background-color="transparent" style:font-size-asian="18pt" style:font-size-complex="18pt"/>
    </style:style>
    <style:style style:name="T10" style:family="text">
      <style:text-properties fo:color="#000000" style:font-name="Ubuntu" fo:font-size="16pt" style:font-size-asian="16pt" style:font-size-complex="16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dd4814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2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3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4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5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6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7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8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9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10" text:bullet-char="●">
        <style:list-level-properties text:min-label-width="0.3cm"/>
        <style:text-properties fo:font-family="StarSymbol" style:font-charset="x-symbol" fo:color="#f37321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space-before="0.61cm" text:min-label-width="0.508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5">
      <text:list-level-style-bullet text:level="1" text:bullet-char="●">
        <style:list-level-properties text:space-before="0.508cm"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01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524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032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5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048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55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064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572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08cm" text:min-label-width="0.508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8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space-before="0.61cm" text:min-label-width="0.508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space-before="1.219cm" text:min-label-width="0.508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9">
      <text:list-level-style-bullet text:level="1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By Larry Poon, 23.07.2010</presentation:footer-decl>
      <draw:page draw:name="page1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1">State of AppArmor</text:span><text:span text:style-name="T1"><text:line-break/></text:span><text:span text:style-name="T2">2016 Linux Security Summit</text:span></text:p>
          </draw:text-box>
        </draw:frame>
        <draw:frame presentation:style-name="pr2" draw:text-style-name="P3" draw:layer="layout" svg:width="11.909cm" svg:height="4.354cm" svg:x="1.914cm" svg:y="15.462cm" presentation:class="outline" presentation:user-transformed="true">
          <draw:text-box>
            <text:p text:style-name="P2"><text:span text:style-name="T3">Presentation by </text:span></text:p>
            <text:p text:style-name="P2"><text:span text:style-name="T3">John Johansen</text:span></text:p>
            <text:p text:style-name="P2"><text:span text:style-name="T3">john.johansen@canonical.com</text:span></text:p>
            <text:p text:style-name="P2"><text:span text:style-name="T4"><text:a xlink:href="http://www.canonical.com/" xlink:type="simple">www.canonical.com</text:a></text:span></text:p>
            <text:p text:style-name="P2"><text:span text:style-name="T4">August 20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nonical2" presentation:presentation-page-layout-name="AL1T1" presentation:use-footer-name="ftr1">
        <office:forms form:automatic-focus="false" form:apply-design-mode="false"/>
        <draw:frame presentation:style-name="pr4" draw:text-style-name="P6" draw:layer="layout" svg:width="23.526cm" svg:height="5.873cm" svg:x="1.5cm" svg:y="6.127cm" presentation:class="title" presentation:user-transformed="true">
          <draw:text-box>
            <text:p text:style-name="P5"><text:span text:style-name="T5">“</text:span><text:span text:style-name="T5">Ideally nothing until ...</text:span><text:span text:style-name="T5"><text:line-break/></text:span><text:span text:style-name="T5">Finish cleanup and upstream out tree kernel patches”</text:span></text:p>
          </draw:text-box>
        </draw:frame>
        <draw:frame presentation:style-name="pr4" draw:text-style-name="P8" draw:layer="layout" svg:width="23.526cm" svg:height="5.873cm" svg:x="1.974cm" svg:y="1cm" presentation:class="title" presentation:user-transformed="true">
          <draw:text-box>
            <text:p text:style-name="P7"><text:span text:style-name="T6">Last Ye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 text:style-name="P9">Ouch</text:p>
              <text:p text:style-name="P9"/>
              <text:p text:style-name="P9">Close, cleanup took longer than planned</text:p>
            </draw:text-box>
          </draw:frame>
        </presentation:notes>
      </draw:page>
      <draw:page draw:name="page3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715cm" svg:x="1.92cm" svg:y="1.094cm" presentation:class="title">
          <draw:text-box>
            <text:p>Misc</text:p>
          </draw:text-box>
        </draw:frame>
        <draw:frame presentation:style-name="pr6" draw:text-style-name="P11" draw:layer="layout" svg:width="24.113cm" svg:height="14.105cm" svg:x="1.949cm" svg:y="4.351cm" presentation:class="outline" presentation:user-transformed="true">
          <draw:text-box>
            <text:list text:style-name="L4">
              <text:list-item>
                <text:p text:style-name="P11">Documentation (apparently users want this)</text:p>
              </text:list-item>
              <text:list-item>
                <text:p text:style-name="P11">User space utils cleanup</text:p>
              </text:list-item>
              <text:list-item>
                <text:p text:style-name="P11">Coarse parallel policy compiles</text:p>
              </text:list-item>
              <text:list-item>
                <text:p text:style-name="P11">started slowly moving userspace to git</text:p>
              </text:list-item>
              <text:list-item>
                <text:p text:style-name="P11">prototyping "change_profile/setcon" for all threads in a process - launcher</text:p>
              </text:list-item>
              <text:list-item>
                <text:p text:style-name="P11">Improve user space perm checking/caching</text:p>
              </text:list-item>
              <text:list-item>
                <text:p text:style-name="P11">Userspace 2.10, 2.11-betas</text:p>
                <text:p text:style-name="P11"/>
              </text:list-item>
              <text:list-item>
                <text:p text:style-name="P11">And Lots of bug fixing, and revision of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8cm" svg:x="2.1cm" svg:y="14.107cm" presentation:class="notes" presentation:user-transformed="true">
            <draw:text-box>
              <text:p text:style-name="P9">cboltz continues his userspace tools rewrite</text:p>
              <text:p text:style-name="P9"/>
              <text:p text:style-name="P9">Bzr → Git (still in lp)</text:p>
              <text:p text:style-name="P9">- policy first</text:p>
              <text:p text:style-name="P9">- get experience with the transition tools</text:p>
              <text:p text:style-name="P9">- give some devs a chance to learn git</text:p>
              <text:p text:style-name="P9"/>
              <text:p text:style-name="P9">prototype setcon</text:p>
              <text:p text:style-name="P9">- for the phone launcher</text:p>
              <text:p text:style-name="P9"><text:s text:c="2"/>- qml does lots of setup, libs, starts lots of threads</text:p>
              <text:p text:style-name="P9"><text:s text:c="2"/>- make launcher a “zygote” to launch apps faster</text:p>
              <text:p text:style-name="P9">- setup call to establish tracking.</text:p>
              <text:p text:style-name="P9"><text:s text:c="2"/>- could be done per process but extra overhead</text:p>
              <text:p text:style-name="P9"><text:s text:c="4"/>For those that don’t use</text:p>
              <text:p text:style-name="P9"/>
              <text:p text:style-name="P9">Perm caching – improve efficiency of userspace daemons</text:p>
            </draw:text-box>
          </draw:frame>
        </presentation:notes>
      </draw:page>
      <draw:page draw:name="page4" draw:style-name="dp1" draw:master-page-name="Canonical" presentation:presentation-page-layout-name="AL1T1" presentation:use-footer-name="ftr1">
        <office:forms form:automatic-focus="false" form:apply-design-mode="false"/>
        <draw:frame presentation:style-name="pr8" draw:layer="layout" svg:width="23cm" svg:height="14.649cm" svg:x="2.5cm" svg:y="4.351cm" presentation:class="outline" presentation:user-transformed="true">
          <draw:text-box>
            <text:list text:style-name="L5">
              <text:list-item>
                <text:p>gsetting/dconf</text:p>
                <text:list>
                  <text:list-item>
                    <text:p>mmaps files and access directly</text:p>
                    <text:p/>
                  </text:list-item>
                </text:list>
              </text:list-item>
              <text:list-item>
                <text:p>Mediate access via priv-sep</text:p>
                <text:list>
                  <text:list-item>
                    <text:p>Policy denies access to files</text:p>
                  </text:list-item>
                  <text:list-item>
                    <text:p>Policy extended to support gsettings</text:p>
                  </text:list-item>
                  <text:list-item>
                    <text:p>Trusted daemon does the file access</text:p>
                    <text:list>
                      <text:list-item>
                        <text:p>Daemon checks with policy</text:p>
                      </text:list-item>
                    </text:list>
                  </text:list-item>
                  <text:list-item>
                    <text:p>lib transparently talks to daemon</text:p>
                    <text:list>
                      <text:list-item>
                        <text:p>caches settings of interest</text:p>
                      </text:list-item>
                      <text:list-item>
                        <text:p>caches perms for speed</text:p>
                      </text:list-item>
                      <text:list-item>
                        <text:p>staticly linked, against old lib, apps denied access</text:p>
                      </text:list-item>
                      <text:list-item>
                        <text:p>sets up watchpoints to be notified of settings changes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1.468cm" svg:height="0.873cm" svg:x="1.92cm" svg:y="1.015cm" presentation:class="title" presentation:user-transformed="true">
          <draw:text-box>
            <text:p><text:span text:style-name="T7">gsettings/dconf mediation</text:span></text:p>
          </draw:text-box>
        </draw:frame>
        <draw:g>
          <draw:g>
            <draw:custom-shape draw:style-name="gr2" draw:text-style-name="P12" draw:layer="layout" svg:width="2.54cm" svg:height="1.905cm" svg:x="21.461cm" svg:y="5.6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3" xml:id="id1" draw:id="id1" draw:layer="layout" svg:width="2.095cm" svg:height="0.254cm" svg:x="21.715cm" svg:y="7.151cm">
              <text:p/>
              <draw:enhanced-geometry svg:viewBox="0 0 21600 21600" draw:type="rectangle" draw:enhanced-path="M 0 0 L 21600 0 21600 21600 0 21600 0 0 Z N"/>
            </draw:custom-shape>
            <draw:g xml:id="id2" draw:id="id2">
              <draw:custom-shape draw:style-name="gr4" draw:text-style-name="P14" draw:layer="layout" svg:width="1.778cm" svg:height="0.381cm" svg:x="21.873cm" svg:y="8.8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4" draw:layer="layout" svg:width="1.778cm" svg:height="0.254cm" svg:x="21.873cm" svg:y="8.831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5" draw:layer="layout" svg:width="1.778cm" svg:height="0.381cm" svg:x="21.873cm" svg:y="8.7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style-name="gr7" draw:text-style-name="P16" draw:layer="layout" svg:x1="22.762cm" svg:y1="7.405cm" svg:x2="22.762cm" svg:y2="8.704cm" draw:start-shape="id1" draw:start-glue-point="2" draw:end-shape="id2" draw:end-glue-point="0" svg:d="M22762 7405v1299" svg:viewBox="0 0 1 1300">
              <text:p/>
            </draw:connector>
            <draw:frame draw:style-name="gr8" draw:text-style-name="P17" draw:layer="layout" svg:width="1.556cm" svg:height="0.962cm" svg:x="21.969cm" svg:y="5.5cm">
              <draw:text-box>
                <text:p>app</text:p>
              </draw:text-box>
            </draw:frame>
          </draw:g>
          <draw:g>
            <draw:custom-shape draw:style-name="gr9" draw:text-style-name="P18" draw:layer="layout" svg:width="2.794cm" svg:height="2.667cm" svg:x="21.345cm" svg:y="10.49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9" draw:layer="layout" svg:width="2.794cm" svg:height="2.667cm" svg:x="16.265cm" svg:y="10.49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2" xml:id="id4" draw:id="id4" draw:layer="layout" svg:width="2.54cm" svg:height="1.905cm" svg:x="21.472cm" svg:y="11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2" xml:id="id3" draw:id="id3" draw:layer="layout" svg:width="2.54cm" svg:height="1.905cm" svg:x="16.392cm" svg:y="11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7" draw:text-style-name="P16" draw:layer="layout" svg:x1="18.932cm" svg:y1="12.08cm" svg:x2="21.472cm" svg:y2="12.08cm" draw:start-shape="id3" draw:start-glue-point="1" draw:end-shape="id4" draw:end-glue-point="3" svg:d="M18932 12080h2540" svg:viewBox="0 0 2541 1">
              <text:p/>
            </draw:connector>
            <draw:custom-shape draw:style-name="gr11" draw:text-style-name="P13" draw:layer="layout" svg:width="0.381cm" svg:height="1.46cm" svg:x="21.599cm" svg:y="11.382cm">
              <text:p/>
              <draw:enhanced-geometry svg:viewBox="0 0 21600 21600" draw:type="rectangle" draw:enhanced-path="M 0 0 L 21600 0 21600 21600 0 21600 0 0 Z N"/>
            </draw:custom-shape>
            <draw:g xml:id="id6" draw:id="id6">
              <draw:custom-shape draw:style-name="gr4" draw:text-style-name="P14" draw:layer="layout" svg:width="1.778cm" svg:height="0.381cm" svg:x="16.804cm" svg:y="14.4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4" draw:layer="layout" svg:width="1.778cm" svg:height="0.254cm" svg:x="16.804cm" svg:y="14.366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15" draw:layer="layout" svg:width="1.778cm" svg:height="0.381cm" svg:x="16.804cm" svg:y="14.2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13" xml:id="id5" draw:id="id5" draw:layer="layout" svg:width="2.095cm" svg:height="0.254cm" svg:x="16.646cm" svg:y="12.652cm">
              <text:p/>
              <draw:enhanced-geometry svg:viewBox="0 0 21600 21600" draw:type="rectangle" draw:enhanced-path="M 0 0 L 21600 0 21600 21600 0 21600 0 0 Z N"/>
            </draw:custom-shape>
            <draw:connector draw:style-name="gr7" draw:text-style-name="P16" draw:layer="layout" svg:x1="17.693cm" svg:y1="12.906cm" svg:x2="17.693cm" svg:y2="14.239cm" draw:start-shape="id5" draw:start-glue-point="2" draw:end-shape="id6" draw:end-glue-point="0" svg:d="M17693 12906v1333" svg:viewBox="0 0 1 1334">
              <text:p/>
            </draw:connector>
            <draw:frame draw:style-name="gr8" draw:text-style-name="P17" draw:layer="layout" svg:width="1.556cm" svg:height="0.962cm" svg:x="22.043cm" svg:y="10.937cm">
              <draw:text-box>
                <text:p>app</text:p>
              </draw:text-box>
            </draw:frame>
            <draw:frame draw:style-name="gr8" draw:text-style-name="P17" draw:layer="layout" svg:width="2.788cm" svg:height="0.962cm" svg:x="16.271cm" svg:y="11cm">
              <draw:text-box>
                <text:p>daemon</text:p>
              </draw:text-box>
            </draw:frame>
            <draw:frame draw:style-name="gr8" draw:text-style-name="P21" draw:layer="layout" svg:width="2.487cm" svg:height="0.725cm" svg:x="21.154cm" svg:y="10.326cm">
              <draw:text-box>
                <text:p text:style-name="P20"><text:span text:style-name="T8">app profile</text:span></text:p>
              </draw:text-box>
            </draw:frame>
            <draw:frame draw:style-name="gr8" draw:text-style-name="P21" draw:layer="layout" svg:width="3.313cm" svg:height="0.725cm" svg:x="16cm" svg:y="10.339cm">
              <draw:text-box>
                <text:p text:style-name="P20"><text:span text:style-name="T8">daemon profile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10" draw:layer="layout" svg:width="16.799cm" svg:height="13.364cm" svg:x="2.1cm" svg:y="14.107cm" presentation:class="notes">
            <draw:text-box>
              <text:p text:style-name="P9">Nothing special here, not really different than</text:p>
              <text:p text:style-name="P9">- dbus, X, …</text:p>
              <text:p text:style-name="P9"/>
              <text:p text:style-name="P9">Except – watch points</text:p>
              <text:p text:style-name="P9">- efficiently handle updating local copies</text:p>
              <text:p text:style-name="P9"/>
            </draw:text-box>
          </draw:frame>
        </presentation:notes>
      </draw:page>
      <draw:page draw:name="page5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715cm" svg:x="1.92cm" svg:y="1.094cm" presentation:class="title" presentation:user-transformed="true">
          <draw:text-box>
            <text:p>Policy namespaces</text:p>
          </draw:text-box>
        </draw:frame>
        <draw:frame presentation:style-name="pr11" draw:layer="layout" svg:width="24.113cm" svg:height="12.18cm" svg:x="1.949cm" svg:y="4.351cm" presentation:class="outline">
          <draw:text-box>
            <text:list text:style-name="L6">
              <text:list-item>
                <text:p>Yet another namespace!</text:p>
              </text:list-item>
              <text:list-item>
                <text:p>Hierarchical</text:p>
              </text:list-item>
              <text:list-item>
                <text:p>Own set of policy</text:p>
              </text:list-item>
              <text:list-item>
                <text:p>Control what/where policy can be loaded</text:p>
              </text:list-item>
              <text:list-item>
                <text:p>Controls what policy can be viewed</text:p>
                <text:list>
                  <text:list-item>
                    <text:p>Virtualized most interfaces</text:p>
                    <text:list>
                      <text:list-item>
                        <text:p>Except policy dir</text:p>
                      </text:list-item>
                    </text:list>
                  </text:list-item>
                </text:list>
              </text:list-item>
              <text:list-item>
                <text:p>uses</text:p>
                <text:list>
                  <text:list-item>
                    <text:p>Logically grouping policy</text:p>
                  </text:list-item>
                  <text:list-item>
                    <text:p>User defined policy</text:p>
                  </text:list-item>
                  <text:list-item>
                    <text:p>Containers</text:p>
                  </text:list-item>
                </text:list>
              </text:list-item>
            </text:list>
          </draw:text-box>
        </draw:frame>
        <draw:g>
          <draw:custom-shape draw:style-name="gr12" draw:text-style-name="P15" draw:layer="layout" svg:width="7.62cm" svg:height="5.271cm" svg:x="19.38cm" svg:y="8.17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2" xml:id="id11" draw:id="id11" draw:layer="layout" svg:width="2.54cm" svg:height="1.905cm" svg:x="20.079cm" svg:y="11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2" xml:id="id9" draw:id="id9" draw:layer="layout" svg:width="2.54cm" svg:height="1.905cm" svg:x="18.047cm" svg:y="8.2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2" xml:id="id8" draw:id="id8" draw:layer="layout" svg:width="2.54cm" svg:height="1.905cm" svg:x="14.237cm" svg:y="8.2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2" xml:id="id10" draw:id="id10" draw:layer="layout" svg:width="2.54cm" svg:height="1.905cm" svg:x="21.857cm" svg:y="8.2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2" xml:id="id12" draw:id="id12" draw:layer="layout" svg:width="2.54cm" svg:height="1.905cm" svg:x="23.762cm" svg:y="11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2" xml:id="id7" draw:id="id7" draw:layer="layout" svg:width="2.54cm" svg:height="1.905cm" svg:x="18.047cm" svg:y="5.0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22" draw:layer="layout" draw:type="line" svg:x1="19.317cm" svg:y1="6.969cm" svg:x2="15.507cm" svg:y2="8.239cm" draw:start-shape="id7" draw:start-glue-point="2" draw:end-shape="id8" draw:end-glue-point="0" svg:d="M19317 6969l-3810 1270" svg:viewBox="0 0 3811 1271">
            <text:p/>
          </draw:connector>
          <draw:connector draw:style-name="gr13" draw:text-style-name="P22" draw:layer="layout" draw:type="line" svg:x1="19.317cm" svg:y1="6.969cm" svg:x2="19.317cm" svg:y2="8.239cm" draw:start-shape="id7" draw:start-glue-point="2" draw:end-shape="id9" svg:d="M19317 6969v1270" svg:viewBox="0 0 1 1271">
            <text:p/>
          </draw:connector>
          <draw:connector draw:style-name="gr13" draw:text-style-name="P22" draw:layer="layout" draw:type="line" svg:x1="19.317cm" svg:y1="6.969cm" svg:x2="23.127cm" svg:y2="8.239cm" draw:start-shape="id7" draw:start-glue-point="2" draw:end-shape="id10" draw:end-glue-point="0" svg:d="M19317 6969l3810 1270" svg:viewBox="0 0 3811 1271">
            <text:p/>
          </draw:connector>
          <draw:connector draw:style-name="gr13" draw:text-style-name="P22" draw:layer="layout" draw:type="line" svg:x1="23.127cm" svg:y1="10.144cm" svg:x2="21.349cm" svg:y2="11.414cm" draw:start-shape="id10" draw:start-glue-point="2" draw:end-shape="id11" draw:end-glue-point="0" svg:d="M23127 10144l-1778 1270" svg:viewBox="0 0 1779 1271">
            <text:p/>
          </draw:connector>
          <draw:connector draw:style-name="gr13" draw:text-style-name="P22" draw:layer="layout" draw:type="line" svg:x1="23.127cm" svg:y1="10.144cm" svg:x2="25.032cm" svg:y2="11.414cm" draw:start-shape="id10" draw:start-glue-point="2" draw:end-shape="id12" draw:end-glue-point="0" svg:d="M23127 10144l1905 1270" svg:viewBox="0 0 1906 1271">
            <text:p/>
          </draw:connector>
          <draw:frame draw:style-name="gr8" draw:text-style-name="P17" draw:layer="layout" svg:width="2.619cm" svg:height="1.91cm" svg:x="18.031cm" svg:y="5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8" draw:text-style-name="P17" draw:layer="layout" svg:width="1.878cm" svg:height="0.962cm" svg:x="18.328cm" svg:y="8.175cm">
            <draw:text-box>
              <text:p>:ns2:</text:p>
            </draw:text-box>
          </draw:frame>
          <draw:frame draw:style-name="gr8" draw:text-style-name="P17" draw:layer="layout" svg:width="1.878cm" svg:height="0.962cm" svg:x="20.396cm" svg:y="11.414cm">
            <draw:text-box>
              <text:p>:ns4:</text:p>
            </draw:text-box>
          </draw:frame>
          <draw:frame draw:style-name="gr8" draw:text-style-name="P17" draw:layer="layout" svg:width="2.225cm" svg:height="1.91cm" svg:x="14.425cm" svg:y="8.234cm">
            <draw:text-box>
              <text:p>:ns1:</text:p>
              <text:p><text:span text:style-name="T9">nscd</text:span></text:p>
              <text:p><text:span text:style-name="T9">dnsmasq</text:span></text:p>
            </draw:text-box>
          </draw:frame>
          <draw:frame draw:style-name="gr8" draw:text-style-name="P17" draw:layer="layout" svg:width="1.878cm" svg:height="0.962cm" svg:x="24.079cm" svg:y="11.404cm">
            <draw:text-box>
              <text:p>:ns5:</text:p>
            </draw:text-box>
          </draw:frame>
          <draw:frame draw:style-name="gr8" draw:text-style-name="P17" draw:layer="layout" svg:width="1.878cm" svg:height="0.962cm" svg:x="22.329cm" svg:y="8.293cm">
            <draw:text-box>
              <text:p>:ns3: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8cm" svg:x="2.1cm" svg:y="14.107cm" presentation:class="notes" presentation:user-transformed="true">
            <draw:text-box>
              <text:p text:style-name="P9">ns – not at system/LSM level atm</text:p>
              <text:p text:style-name="P9"/>
              <text:p text:style-name="P9">Not tied to any other ns</text:p>
              <text:p text:style-name="P9">- but makes sense to create with new user ns</text:p>
              <text:p text:style-name="P9">- more later</text:p>
              <text:p text:style-name="P9"/>
              <text:p text:style-name="P9">View</text:p>
              <text:p text:style-name="P9">- once a task is in the ns that is its view of policy</text:p>
              <text:p text:style-name="P9">- can’t transition back up level (can’t see them to specify)</text:p>
              <text:p text:style-name="P9"/>
              <text:p text:style-name="P9">grouping policy – eg. allow snappy to manage its policy separate from the rest of the system</text:p>
              <text:p text:style-name="P9"/>
              <text:p text:style-name="P9">User defined policy – not opened up yet</text:p>
              <text:p text:style-name="P9"/>
              <text:p text:style-name="P9">Containers – later slide</text:p>
            </draw:text-box>
          </draw:frame>
        </presentation:notes>
      </draw:page>
      <draw:page draw:name="page6" draw:style-name="dp1" draw:master-page-name="Canonical" presentation:presentation-page-layout-name="AL1T1" presentation:use-footer-name="ftr1">
        <office:forms form:automatic-focus="false" form:apply-design-mode="false"/>
        <draw:frame presentation:style-name="pr12" draw:layer="layout" svg:width="23cm" svg:height="14.457cm" svg:x="2.5cm" svg:y="4.351cm" presentation:class="outline" presentation:user-transformed="true">
          <draw:text-box>
            <text:list text:style-name="L5">
              <text:list-header>
                <text:p><text:span text:style-name="T10"/></text:p>
              </text:list-header>
            </text:list>
            <text:list text:style-name="L7">
              <text:list-item>
                <text:p><text:span text:style-name="T10">Iteration on implementation</text:span></text:p>
              </text:list-item>
              <text:list-item>
                <text:p><text:span text:style-name="T10">Bug fixing</text:span></text:p>
                <text:p><text:span text:style-name="T10"/></text:p>
              </text:list-item>
              <text:list-item>
                <text:p><text:span text:style-name="T10">Task can be confined by more than 1 profile</text:span></text:p>
              </text:list-item>
              <text:list-item>
                <text:p><text:span text:style-name="T10">Deepest NS in stack is current namespace</text:span></text:p>
                <text:list>
                  <text:list-item>
                    <text:p><text:span text:style-name="T10">Child can't see parent NS (theoretically)</text:span></text:p>
                  </text:list-item>
                </text:list>
              </text:list-item>
              <text:list-item>
                <text:p><text:span text:style-name="T10">Tasks within a namespace can only see manipulate the “current” namespace</text:span></text:p>
              </text:list-item>
              <text:list-item>
                <text:p><text:span text:style-name="T10">Stack across Namespaces</text:span></text:p>
                <text:list>
                  <text:list-item>
                    <text:p><text:span text:style-name="T10">Enforce a system hardening on a container</text:span></text:p>
                  </text:list-item>
                  <text:list-item>
                    <text:p><text:span text:style-name="T10">Container can then enforce its own policy</text:span></text:p>
                  </text:list-item>
                  <text:list-item>
                    <text:p><text:span text:style-name="T10">permission checks are only between labels in same namespace</text:span></text:p>
                    <text:p><text:span text:style-name="T10"/></text:p>
                  </text:list-item>
                </text:list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draw:frame presentation:style-name="pr9" draw:layer="layout" svg:width="21.468cm" svg:height="0.873cm" svg:x="1.92cm" svg:y="1.015cm" presentation:class="title" presentation:user-transformed="true">
          <draw:text-box>
            <text:p><text:span text:style-name="T7">Stacking</text:span></text:p>
          </draw:text-box>
        </draw:frame>
        <draw:g>
          <draw:custom-shape draw:style-name="gr14" draw:text-style-name="P23" draw:layer="layout" svg:width="2.875cm" svg:height="0.958cm" svg:x="21.646cm" svg:y="7.45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4" draw:layer="layout" svg:width="2.875cm" svg:height="0.958cm" svg:x="16.088cm" svg:y="6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4" draw:layer="layout" svg:width="2.875cm" svg:height="0.958cm" svg:x="21.646cm" svg:y="6.5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22" draw:layer="layout" svg:x1="21.167cm" svg:y1="7.458cm" svg:x2="25cm" svg:y2="7.458cm">
            <text:p/>
          </draw:line>
          <draw:frame draw:style-name="gr17" draw:text-style-name="P25" draw:layer="layout" svg:width="2.424cm" svg:height="0.848cm" svg:x="16.655cm" svg:y="6.729cm">
            <draw:text-box>
              <text:p><text:span text:style-name="T11">profile A</text:span></text:p>
            </draw:text-box>
          </draw:frame>
          <draw:frame draw:style-name="gr18" draw:text-style-name="P25" draw:layer="layout" svg:width="2.454cm" svg:height="0.848cm" svg:x="22.126cm" svg:y="7.687cm">
            <draw:text-box>
              <text:p><text:span text:style-name="T11">profile B</text:span></text:p>
            </draw:text-box>
          </draw:frame>
          <draw:frame draw:style-name="gr19" draw:text-style-name="P25" draw:layer="layout" svg:width="2.542cm" svg:height="0.848cm" svg:x="22.126cm" svg:y="6.691cm">
            <draw:text-box>
              <text:p><text:span text:style-name="T11">profile A </text:span></text:p>
            </draw:text-box>
          </draw:frame>
          <draw:frame draw:style-name="gr20" draw:text-style-name="P25" draw:layer="layout" svg:width="1.234cm" svg:height="0.848cm" svg:x="20.592cm" svg:y="7.65cm">
            <draw:text-box>
              <text:p><text:span text:style-name="T11">NS</text:span></text:p>
            </draw:text-box>
          </draw:frame>
          <draw:frame draw:style-name="gr21" draw:text-style-name="P25" draw:layer="layout" svg:width="2.809cm" svg:height="0.848cm" svg:x="19.518cm" svg:y="6.691cm">
            <draw:text-box>
              <text:p><text:span text:style-name="T11">Container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>
            <draw:text-box>
              <text:p text:style-name="P9"/>
              <text:p text:style-name="P9">Covered before but run through it quickly</text:p>
              <text:p text:style-name="P9"/>
              <text:p text:style-name="P9">Information leaks</text:p>
              <text:p text:style-name="P9">- audit, policy dir, denied access to some interfaces</text:p>
              <text:p text:style-name="P9"/>
              <text:p text:style-name="P9">Not just about container policy</text:p>
              <text:p text:style-name="P9">- generic composition</text:p>
              <text:p text:style-name="P9"/>
              <text:p text:style-name="P9">- compose user confinement and application confinement</text:p>
              <text:p text:style-name="P9"/>
              <text:p text:style-name="P9">- allow users to define policy for their applications</text:p>
              <text:p text:style-name="P9"><text:s text:c="3"/>- if allowed by the system policy</text:p>
            </draw:text-box>
          </draw:frame>
        </presentation:notes>
      </draw:page>
      <draw:page draw:name="page7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715cm" svg:x="1.92cm" svg:y="1.094cm" presentation:class="title" presentation:user-transformed="true">
          <draw:text-box>
            <text:p>Integrating with containers (lxd/lxc)</text:p>
          </draw:text-box>
        </draw:frame>
        <draw:frame presentation:style-name="pr13" draw:layer="layout" svg:width="24.113cm" svg:height="13.253cm" svg:x="1.949cm" svg:y="4.351cm" presentation:class="outline" presentation:user-transformed="true">
          <draw:text-box>
            <text:list text:style-name="L8">
              <text:list-item>
                <text:p>Poking at namespaces</text:p>
                <text:list>
                  <text:list-item>
                    <text:p>Lukasz Pawelczyk smack namespaces</text:p>
                  </text:list-item>
                  <text:list-item>
                    <text:p>Ideally we would want a few more hooks</text:p>
                    <text:list>
                      <text:list-item>
                        <text:p>unshare, pivot_root</text:p>
                      </text:list-item>
                      <text:list-item>
                        <text:p>But … not until base code is upstream</text:p>
                      </text:list-item>
                    </text:list>
                  </text:list-item>
                </text:list>
                <text:p/>
              </text:list-item>
              <text:list-item>
                <text:p>Container does manual setup</text:p>
                <text:list>
                  <text:list-item>
                    <text:p>policy namespace</text:p>
                  </text:list-item>
                  <text:list-item>
                    <text:p>stack</text:p>
                  </text:list-item>
                </text:list>
              </text:list-item>
              <text:list-item>
                <text:p>AppArmor enforces/requires</text:p>
                <text:list>
                  <text:list-item>
                    <text:p>1-to-1 restriction on policy ns to user ns</text:p>
                  </text:list-item>
                  <text:list-item>
                    <text:p>user ns need cap mac admin to load policy</text:p>
                  </text:list-item>
                </text:list>
              </text:list-item>
            </text:list>
          </draw:text-box>
        </draw:frame>
        <draw:g>
          <draw:custom-shape draw:style-name="gr22" draw:text-style-name="P14" draw:layer="layout" svg:width="10.478cm" svg:height="5.651cm" svg:x="15.579cm" svg:y="6.07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6" draw:layer="layout" svg:width="6.985cm" svg:height="4.255cm" svg:x="18.881cm" svg:y="7.27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7" draw:layer="layout" svg:width="6.731cm" svg:height="2.921cm" svg:x="19.008cm" svg:y="8.48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9" draw:layer="layout" svg:width="2.794cm" svg:height="2.667cm" svg:x="19.199cm" svg:y="8.61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8" draw:layer="layout" svg:width="2.794cm" svg:height="2.667cm" svg:x="22.882cm" svg:y="8.6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2" draw:layer="layout" svg:width="2.54cm" svg:height="1.905cm" svg:x="19.326cm" svg:y="9.2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2" draw:layer="layout" svg:width="2.54cm" svg:height="1.905cm" svg:x="23.009cm" svg:y="9.2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7" draw:layer="layout" svg:width="2.195cm" svg:height="0.962cm" svg:x="19.643cm" svg:y="9.248cm">
            <draw:text-box>
              <text:p>task 1</text:p>
            </draw:text-box>
          </draw:frame>
          <draw:frame draw:style-name="gr8" draw:text-style-name="P17" draw:layer="layout" svg:width="2.195cm" svg:height="0.962cm" svg:x="23.326cm" svg:y="9.238cm">
            <draw:text-box>
              <text:p>task 2</text:p>
            </draw:text-box>
          </draw:frame>
          <draw:frame draw:style-name="gr8" draw:text-style-name="P21" draw:layer="layout" svg:width="2.034cm" svg:height="0.725cm" svg:x="19.072cm" svg:y="8.549cm">
            <draw:text-box>
              <text:p text:style-name="P20"><text:span text:style-name="T8">profile A</text:span></text:p>
            </draw:text-box>
          </draw:frame>
          <draw:frame draw:style-name="gr8" draw:text-style-name="P21" draw:layer="layout" svg:width="2.06cm" svg:height="0.725cm" svg:x="22.71cm" svg:y="8.549cm">
            <draw:text-box>
              <text:p text:style-name="P20"><text:span text:style-name="T8">profile B</text:span></text:p>
            </draw:text-box>
          </draw:frame>
          <draw:frame draw:style-name="gr8" draw:text-style-name="P17" draw:layer="layout" svg:width="5.582cm" svg:height="0.962cm" svg:x="18.881cm" svg:y="7.47cm">
            <draw:text-box>
              <text:p>profile lxd-foo&lt;...&gt;</text:p>
            </draw:text-box>
          </draw:frame>
          <draw:frame draw:style-name="gr8" draw:text-style-name="P17" draw:layer="layout" svg:width="2.619cm" svg:height="0.962cm" svg:x="15.5cm" svg:y="6cm">
            <draw:text-box>
              <text:p>System</text:p>
            </draw:text-box>
          </draw:frame>
          <draw:g>
            <draw:custom-shape draw:style-name="gr2" draw:text-style-name="P12" draw:layer="layout" svg:width="2.54cm" svg:height="1.905cm" svg:x="15.706cm" svg:y="9.2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7" draw:layer="layout" svg:width="1.666cm" svg:height="0.962cm" svg:x="16.087cm" svg:y="9.302cm">
              <draw:text-box>
                <text:p>task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4.167cm" svg:x="2.1cm" svg:y="14.107cm" presentation:class="notes" presentation:user-transformed="true">
            <draw:text-box>
              <text:p>Spent time looking at Nses – how to integrate?</text:p>
              <text:p>- smack patches 3 new LSM hooks</text:p>
              <text:p><text:s text:c="2"/>- userns_create, userns_free, userns_setns</text:p>
              <text:p>- probably want to create new aa ns/user ns</text:p>
              <text:p><text:s text:c="2"/>- what of LSM stacking…?</text:p>
              <text:p/>
              <text:p>For now</text:p>
              <text:p>- manual setup with aa interfaces</text:p>
              <text:p/>
              <text:p>cap_mac admin only applies to policy ns</text:p>
              <text:p>- even if policy ns not setup, user ns can’t manage system policy</text:p>
              <text:p/>
              <text:p>policy ns for container restricts other policy ns uses.</text:p>
              <text:p/>
              <text:p>Containers can be nested</text:p>
              <text:p/>
            </draw:text-box>
          </draw:frame>
        </presentation:notes>
      </draw:page>
      <draw:page draw:name="page8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715cm" svg:x="1.92cm" svg:y="1.094cm" presentation:class="title" presentation:user-transformed="true">
          <draw:text-box>
            <text:p>Backlog</text:p>
          </draw:text-box>
        </draw:frame>
        <draw:frame presentation:style-name="pr14" draw:layer="layout" svg:width="24.113cm" svg:height="12.18cm" svg:x="1.949cm" svg:y="4.351cm" presentation:class="outline">
          <draw:text-box>
            <text:list text:style-name="L7">
              <text:list-item>
                <text:p>Upstream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715cm" svg:x="1.92cm" svg:y="1.094cm" presentation:class="title" presentation:user-transformed="true">
          <draw:text-box>
            <text:p>Backlog continued</text:p>
          </draw:text-box>
        </draw:frame>
        <draw:frame presentation:style-name="pr15" draw:layer="layout" svg:width="24.113cm" svg:height="15.533cm" svg:x="1.949cm" svg:y="3.5cm" presentation:class="outline" presentation:user-transformed="true">
          <draw:text-box>
            <text:list text:style-name="L9">
              <text:list-item>
                <text:p>Fix-up improve namespace/stacking</text:p>
                <text:list>
                  <text:list-item>
                    <text:list>
                      <text:list-item>
                        <text:list>
                          <text:list-item>
                            <text:p>Virtualize policy dir</text:p>
                          </text:list-item>
                          <text:list-item>
                            <text:p>Better integration/control of namespacing</text:p>
                          </text:list-item>
                          <text:list-item>
                            <text:p>Check point/restore support for policy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tter systemd integration</text:p>
                <text:list>
                  <text:list-item>
                    <text:p>Ioctl white listing</text:p>
                  </text:list-item>
                  <text:list-item>
                    <text:p>Overlayfs support</text:p>
                  </text:list-item>
                </text:list>
              </text:list-item>
              <text:list-item>
                <text:p>Fine grain network mediation</text:p>
              </text:list-item>
              <text:list-item>
                <text:p>Delegation</text:p>
              </text:list-item>
              <text:list-item>
                <text:p>Performance improvements</text:p>
              </text:list-item>
              <text:list-item>
                <text:p>Learning mode improvements</text:p>
              </text:list-item>
              <text:list-item>
                <text:p>Bring-up mode improvements</text:p>
              </text:list-item>
              <text:list-item>
                <text:p>Tool improvement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Sigh too long to fit</text:p>
              <text:p/>
            </draw:text-box>
          </draw:frame>
        </presentation:notes>
      </draw:page>
      <draw:page draw:name="page10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16" draw:text-style-name="P29" draw:layer="layout" svg:width="12.671cm" svg:height="2.668cm" svg:x="1.94cm" svg:y="5.967cm" presentation:class="title" presentation:user-transformed="true">
          <draw:text-box>
            <text:p text:style-name="P28">Questions please<text:line-break/><text:span text:style-name="T12">Thank you</text:span></text:p>
          </draw:text-box>
        </draw:frame>
        <draw:frame presentation:style-name="pr17" draw:text-style-name="P30" draw:layer="layout" svg:width="11.909cm" svg:height="13.86cm" svg:x="1.914cm" svg:y="15.462cm" presentation:class="outline" presentation:user-transformed="true">
          <draw:text-box>
            <text:p><text:span text:style-name="T13">John Johansen</text:span></text:p>
            <text:p><text:span text:style-name="T13">john.johansen@canonical.com</text:span></text:p>
            <text:p><text:span text:style-name="T13">www.canonica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Beta2" svg:font-family="'Ubuntu Beta'"/>
    <style:font-face style:name="UbuntuBeta-Regular3" svg:font-family="UbuntuBeta-Regular"/>
    <style:font-face style:name="ÉqÉâÉMÉmäpÉS ProN W32" svg:font-family="'ÉqÉâÉMÉmäpÉS ProN W3'"/>
    <style:font-face style:name="Times-Roman1" svg:font-family="Times-Roman" style:font-family-generic="roman"/>
    <style:font-face style:name="FreeSans2" svg:font-family="FreeSans" style:font-family-generic="swiss"/>
    <style:font-face style:name="UbuntuBeta-Regular1" svg:font-family="UbuntuBeta-Regular" style:font-family-generic="swiss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-Regular2" svg:font-family="UbuntuBeta-Regular" style:font-pitch="variable"/>
    <style:font-face style:name="ÉqÉâÉMÉmäpÉS ProN W31" svg:font-family="'ÉqÉâÉMÉmäpÉS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FreeSans1" svg:font-family="Free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Sub_20_Headings_20_Dark_20_Aubergine" style:display-name="Sub Headings Dark Aubergin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Sub_20_Headings_20_Dark_20_Aubergine" style:display-name="Sub Headings Dark Auberg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25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1d001e" style:text-outline="false" style:text-line-through-style="none" style:text-line-through-type="none" style:text-position="0% 100%" style:font-name="Ubuntu Beta2" fo:font-family="'Ubuntu Beta'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family-asian="'ÉqÉâÉMÉmäpÉS ProN W3'" style:font-size-asian="26pt" style:language-asian="zh" style:country-asian="CN" style:font-style-asian="normal" style:font-weight-asian="normal" style:font-name-complex="FreeSans2" style:font-family-complex="FreeSans" style:font-family-generic-complex="swis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_20_14" style:display-name="Copy 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Copy_20_14" style:display-name="Copy 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706f73" style:text-outline="false" style:text-line-through-style="none" style:text-line-through-type="none" style:text-position="0% 100%" style:font-name="Ubuntu Beta2" fo:font-family="'Ubuntu Beta'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family-asian="'ÉqÉâÉMÉmäpÉS ProN W3'" style:font-size-asian="14pt" style:language-asian="zh" style:country-asian="CN" style:font-style-asian="normal" style:font-weight-asian="normal" style:font-name-complex="FreeSans2" style:font-family-complex="FreeSans" style:font-family-generic-complex="swis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background" style:display-name="canonical%20master%20deck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-backgroundobjects" style:display-name="canonical%20master%20de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-notes" style:display-name="canonical%20master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1" style:display-name="canonical%20master%20deck-outline1" style:family="presentation">
      <style:graphic-properties draw:stroke="none" draw:fill="none">
        <text:list-style style:name="canonical_25_20master_25_20deck-outline1" style:display-name="canonical%20master%20deck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5%"/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2" style:display-name="canonical%20master%20deck-outline2" style:family="presentation" style:parent-style-name="canonical_25_20master_25_20deck-outline1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3" style:display-name="canonical%20master%20deck-outline3" style:family="presentation" style:parent-style-name="canonical_25_20master_25_20deck-outline2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4" style:display-name="canonical%20master%20deck-outline4" style:family="presentation" style:parent-style-name="canonical_25_20master_25_20deck-outline3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5" style:display-name="canonical%20master%20deck-outline5" style:family="presentation" style:parent-style-name="canonical_25_20master_25_20deck-outline4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6" style:display-name="canonical%20master%20deck-outline6" style:family="presentation" style:parent-style-name="canonical_25_20master_25_20deck-outline5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7" style:display-name="canonical%20master%20deck-outline7" style:family="presentation" style:parent-style-name="canonical_25_20master_25_20deck-outline6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8" style:display-name="canonical%20master%20deck-outline8" style:family="presentation" style:parent-style-name="canonical_25_20master_25_20deck-outline7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outline9" style:display-name="canonical%20master%20deck-outline9" style:family="presentation" style:parent-style-name="canonical_25_20master_25_20deck-outline8">
      <style:paragraph-properties fo:margin-top="0cm" fo:margin-bottom="0.25cm" fo:line-height="125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-subtitle" style:display-name="canonical%20master%20deck-subtitle" style:family="presentation">
      <style:graphic-properties draw:stroke="none" draw:fill="none" draw:textarea-vertical-align="middle">
        <text:list-style style:name="canonical_25_20master_25_20deck-subtitle" style:display-name="canonical%20master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title" style:display-name="canonical%20master%20deck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anonical_25_20master_25_20deck-title" style:display-name="canonical%20master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line-through-type="none" style:text-position="0% 100%" style:font-name="Ubuntu" fo:font-family="Ubuntu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2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_25_20master_25_20deck1-background" style:display-name="canonical%20master%20deck1-background" style:family="presentation">
      <style:graphic-properties draw:stroke="none" draw:fill="none"/>
      <style:text-properties style:letter-kerning="true"/>
    </style:style>
    <style:style style:name="canonical_25_20master_25_20deck1-backgroundobjects" style:display-name="canonical%20master%20dec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1-notes" style:display-name="canonical%20master%20dec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1" style:display-name="canonical%20master%20deck1-outline1" style:family="presentation">
      <style:graphic-properties draw:stroke="none" draw:fill="none">
        <text:list-style style:name="canonical_25_20master_25_20deck1-outline1" style:display-name="canonical%20master%20deck1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0%"/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2" style:display-name="canonical%20master%20deck1-outline2" style:family="presentation" style:parent-style-name="canonical_25_20master_25_20deck1-outline1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3" style:display-name="canonical%20master%20deck1-outline3" style:family="presentation" style:parent-style-name="canonical_25_20master_25_20deck1-outline2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4" style:display-name="canonical%20master%20deck1-outline4" style:family="presentation" style:parent-style-name="canonical_25_20master_25_20deck1-outline3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5" style:display-name="canonical%20master%20deck1-outline5" style:family="presentation" style:parent-style-name="canonical_25_20master_25_20deck1-outline4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6" style:display-name="canonical%20master%20deck1-outline6" style:family="presentation" style:parent-style-name="canonical_25_20master_25_20deck1-outline5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7" style:display-name="canonical%20master%20deck1-outline7" style:family="presentation" style:parent-style-name="canonical_25_20master_25_20deck1-outline6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8" style:display-name="canonical%20master%20deck1-outline8" style:family="presentation" style:parent-style-name="canonical_25_20master_25_20deck1-outline7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outline9" style:display-name="canonical%20master%20deck1-outline9" style:family="presentation" style:parent-style-name="canonical_25_20master_25_20deck1-outline8">
      <style:paragraph-properties fo:margin-top="0cm" fo:margin-bottom="0.25cm" fo:line-height="120%"/>
      <style:text-properties fo:color="#717073" style:font-name="Ubuntu" fo:font-family="Ubuntu" style:font-pitch="variable" fo:font-size="18pt" style:font-size-asian="18pt" style:font-size-complex="18pt"/>
    </style:style>
    <style:style style:name="canonical_25_20master_25_20deck1-subtitle" style:display-name="canonical%20master%20deck1-subtitle" style:family="presentation">
      <style:graphic-properties draw:stroke="none" draw:fill="none" draw:textarea-vertical-align="middle">
        <text:list-style style:name="canonical_25_20master_25_20deck1-subtitle" style:display-name="canonical%20master%20dec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title" style:display-name="canonical%20master%20deck1-title" style:family="presentation">
      <style:graphic-properties draw:stroke="none" draw:fill="none" draw:textarea-vertical-align="middle">
        <text:list-style style:name="canonical_25_20master_25_20deck1-title" style:display-name="canonical%20master%20dec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background" style:display-name="canonical%20master%20deck2-background" style:family="presentation">
      <style:graphic-properties draw:stroke="none" draw:fill="none"/>
      <style:text-properties style:letter-kerning="true"/>
    </style:style>
    <style:style style:name="canonical_25_20master_25_20deck2-backgroundobjects" style:display-name="canonical%20master%20deck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2-notes" style:display-name="canonical%20master%20deck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1" style:display-name="canonical%20master%20deck2-outline1" style:family="presentation">
      <style:graphic-properties draw:stroke="none" draw:fill="none">
        <text:list-style style:name="canonical_25_20master_25_20deck2-outline1" style:display-name="canonical%20master%20deck2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2" style:display-name="canonical%20master%20deck2-outline2" style:family="presentation" style:parent-style-name="canonical_25_20master_25_20deck2-outline1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3" style:display-name="canonical%20master%20deck2-outline3" style:family="presentation" style:parent-style-name="canonical_25_20master_25_20deck2-outline2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4" style:display-name="canonical%20master%20deck2-outline4" style:family="presentation" style:parent-style-name="canonical_25_20master_25_20deck2-outline3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5" style:display-name="canonical%20master%20deck2-outline5" style:family="presentation" style:parent-style-name="canonical_25_20master_25_20deck2-outline4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6" style:display-name="canonical%20master%20deck2-outline6" style:family="presentation" style:parent-style-name="canonical_25_20master_25_20deck2-outline5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7" style:display-name="canonical%20master%20deck2-outline7" style:family="presentation" style:parent-style-name="canonical_25_20master_25_20deck2-outline6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8" style:display-name="canonical%20master%20deck2-outline8" style:family="presentation" style:parent-style-name="canonical_25_20master_25_20deck2-outline7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outline9" style:display-name="canonical%20master%20deck2-outline9" style:family="presentation" style:parent-style-name="canonical_25_20master_25_20deck2-outline8">
      <style:paragraph-properties fo:margin-top="0cm" fo:margin-bottom="0.25cm" fo:line-height="110%"/>
      <style:text-properties fo:color="#ffffff" style:font-name="Ubuntu" fo:font-family="Ubuntu" style:font-pitch="variable" fo:font-size="16pt" style:font-size-asian="16pt" style:font-size-complex="16pt"/>
    </style:style>
    <style:style style:name="canonical_25_20master_25_20deck2-subtitle" style:display-name="canonical%20master%20deck2-subtitle" style:family="presentation">
      <style:graphic-properties draw:stroke="none" draw:fill="none" draw:textarea-vertical-align="middle">
        <text:list-style style:name="canonical_25_20master_25_20deck2-subtitle" style:display-name="canonical%20master%20deck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title" style:display-name="canonical%20master%20deck2-title" style:family="presentation">
      <style:graphic-properties draw:stroke="none" draw:fill="none" draw:textarea-vertical-align="middle">
        <text:list-style style:name="canonical_25_20master_25_20deck2-title" style:display-name="canonical%20master%20deck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background" style:display-name="canonical%20master%20deck3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3-backgroundobjects" style:display-name="canonical%20master%20deck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3-notes" style:display-name="canonical%20master%20deck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1" style:display-name="canonical%20master%20deck3-outline1" style:family="presentation">
      <style:graphic-properties draw:stroke="none" draw:fill="none">
        <text:list-style style:name="canonical_25_20master_25_20deck3-outline1" style:display-name="canonical%20master%20deck3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2" style:display-name="canonical%20master%20deck3-outline2" style:family="presentation" style:parent-style-name="canonical_25_20master_25_20deck3-outline1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3" style:display-name="canonical%20master%20deck3-outline3" style:family="presentation" style:parent-style-name="canonical_25_20master_25_20deck3-outline2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4" style:display-name="canonical%20master%20deck3-outline4" style:family="presentation" style:parent-style-name="canonical_25_20master_25_20deck3-outline3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5" style:display-name="canonical%20master%20deck3-outline5" style:family="presentation" style:parent-style-name="canonical_25_20master_25_20deck3-outline4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6" style:display-name="canonical%20master%20deck3-outline6" style:family="presentation" style:parent-style-name="canonical_25_20master_25_20deck3-outline5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7" style:display-name="canonical%20master%20deck3-outline7" style:family="presentation" style:parent-style-name="canonical_25_20master_25_20deck3-outline6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8" style:display-name="canonical%20master%20deck3-outline8" style:family="presentation" style:parent-style-name="canonical_25_20master_25_20deck3-outline7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outline9" style:display-name="canonical%20master%20deck3-outline9" style:family="presentation" style:parent-style-name="canonical_25_20master_25_20deck3-outline8">
      <style:paragraph-properties fo:margin-top="0cm" fo:margin-bottom="0.1cm" fo:line-height="110%"/>
      <style:text-properties fo:color="#ffffff" style:font-name="Ubuntu" fo:font-family="Ubuntu" style:font-pitch="variable" fo:font-size="12pt" style:font-size-asian="12pt" style:font-size-complex="12pt"/>
    </style:style>
    <style:style style:name="canonical_25_20master_25_20deck3-subtitle" style:display-name="canonical%20master%20deck3-subtitle" style:family="presentation">
      <style:graphic-properties draw:stroke="none" draw:fill="none" draw:textarea-vertical-align="middle">
        <text:list-style style:name="canonical_25_20master_25_20deck3-subtitle" style:display-name="canonical%20master%20deck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title" style:display-name="canonical%20master%20deck3-title" style:family="presentation">
      <style:graphic-properties draw:stroke="none" draw:fill="none" draw:textarea-vertical-align="middle">
        <text:list-style style:name="canonical_25_20master_25_20deck3-title" style:display-name="canonical%20master%20deck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background" style:display-name="canonical%20master%20deck4-background" style:family="presentation">
      <style:graphic-properties draw:stroke="none" draw:fill="none"/>
      <style:text-properties style:letter-kerning="true"/>
    </style:style>
    <style:style style:name="canonical_25_20master_25_20deck4-backgroundobjects" style:display-name="canonical%20master%20deck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4-notes" style:display-name="canonical%20master%20deck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1" style:display-name="canonical%20master%20deck4-outline1" style:family="presentation">
      <style:graphic-properties draw:stroke="none" draw:fill="none">
        <text:list-style style:name="canonical_25_20master_25_20deck4-outline1" style:display-name="canonical%20master%20deck4-outline1">
          <text:list-level-style-bullet text:level="1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1cm" fo:line-height="125%" fo:text-align="start">
        <style:tab-stops/>
      </style:paragraph-properties>
      <style:text-properties fo:color="#ffffff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2" style:display-name="canonical%20master%20deck4-outline2" style:family="presentation" style:parent-style-name="canonical_25_20master_25_20deck4-outline1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3" style:display-name="canonical%20master%20deck4-outline3" style:family="presentation" style:parent-style-name="canonical_25_20master_25_20deck4-outline2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4" style:display-name="canonical%20master%20deck4-outline4" style:family="presentation" style:parent-style-name="canonical_25_20master_25_20deck4-outline3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5" style:display-name="canonical%20master%20deck4-outline5" style:family="presentation" style:parent-style-name="canonical_25_20master_25_20deck4-outline4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6" style:display-name="canonical%20master%20deck4-outline6" style:family="presentation" style:parent-style-name="canonical_25_20master_25_20deck4-outline5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7" style:display-name="canonical%20master%20deck4-outline7" style:family="presentation" style:parent-style-name="canonical_25_20master_25_20deck4-outline6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8" style:display-name="canonical%20master%20deck4-outline8" style:family="presentation" style:parent-style-name="canonical_25_20master_25_20deck4-outline7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outline9" style:display-name="canonical%20master%20deck4-outline9" style:family="presentation" style:parent-style-name="canonical_25_20master_25_20deck4-outline8">
      <style:paragraph-properties fo:margin-top="0cm" fo:margin-bottom="0.1cm" fo:line-height="125%" fo:text-align="start"/>
      <style:text-properties style:font-name="Ubuntu" fo:font-family="Ubuntu" style:font-pitch="variable" fo:font-size="12pt" style:font-size-asian="12pt" style:font-size-complex="12pt"/>
    </style:style>
    <style:style style:name="canonical_25_20master_25_20deck4-subtitle" style:display-name="canonical%20master%20deck4-subtitle" style:family="presentation">
      <style:graphic-properties draw:stroke="none" draw:fill="none" draw:textarea-vertical-align="middle">
        <text:list-style style:name="canonical_25_20master_25_20deck4-subtitle" style:display-name="canonical%20master%20deck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title" style:display-name="canonical%20master%20deck4-title" style:family="presentation">
      <style:graphic-properties draw:stroke="none" draw:fill="none" draw:textarea-vertical-align="middle">
        <text:list-style style:name="canonical_25_20master_25_20deck4-title" style:display-name="canonical%20master%20deck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background" style:display-name="canonical%20master%20deck5-background" style:family="presentation">
      <style:graphic-properties draw:stroke="none" draw:fill="none"/>
      <style:text-properties style:letter-kerning="true"/>
    </style:style>
    <style:style style:name="canonical_25_20master_25_20deck5-backgroundobjects" style:display-name="canonical%20master%20deck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5-notes" style:display-name="canonical%20master%20deck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1" style:display-name="canonical%20master%20deck5-outline1" style:family="presentation">
      <style:graphic-properties draw:stroke="none" draw:fill="none">
        <text:list-style style:name="canonical_25_20master_25_20deck5-outline1" style:display-name="canonical%20master%20deck5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2" style:display-name="canonical%20master%20deck5-outline2" style:family="presentation" style:parent-style-name="canonical_25_20master_25_20deck5-outline1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3" style:display-name="canonical%20master%20deck5-outline3" style:family="presentation" style:parent-style-name="canonical_25_20master_25_20deck5-outline2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4" style:display-name="canonical%20master%20deck5-outline4" style:family="presentation" style:parent-style-name="canonical_25_20master_25_20deck5-outline3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5" style:display-name="canonical%20master%20deck5-outline5" style:family="presentation" style:parent-style-name="canonical_25_20master_25_20deck5-outline4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6" style:display-name="canonical%20master%20deck5-outline6" style:family="presentation" style:parent-style-name="canonical_25_20master_25_20deck5-outline5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7" style:display-name="canonical%20master%20deck5-outline7" style:family="presentation" style:parent-style-name="canonical_25_20master_25_20deck5-outline6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8" style:display-name="canonical%20master%20deck5-outline8" style:family="presentation" style:parent-style-name="canonical_25_20master_25_20deck5-outline7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outline9" style:display-name="canonical%20master%20deck5-outline9" style:family="presentation" style:parent-style-name="canonical_25_20master_25_20deck5-outline8">
      <style:paragraph-properties fo:margin-top="0cm" fo:margin-bottom="0.1cm" fo:line-height="125%"/>
      <style:text-properties style:font-name="Ubuntu" fo:font-family="Ubuntu" style:font-pitch="variable" fo:font-size="12pt" style:font-size-asian="12pt" style:font-size-complex="12pt"/>
    </style:style>
    <style:style style:name="canonical_25_20master_25_20deck5-subtitle" style:display-name="canonical%20master%20deck5-subtitle" style:family="presentation">
      <style:graphic-properties draw:stroke="none" draw:fill="none" draw:textarea-vertical-align="middle">
        <text:list-style style:name="canonical_25_20master_25_20deck5-subtitle" style:display-name="canonical%20master%20deck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title" style:display-name="canonical%20master%20deck5-title" style:family="presentation">
      <style:graphic-properties draw:stroke="none" draw:fill="none" draw:textarea-vertical-align="middle">
        <text:list-style style:name="canonical_25_20master_25_20deck5-title" style:display-name="canonical%20master%20deck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background" style:display-name="canonical%20master%20deck6-background" style:family="presentation">
      <style:graphic-properties draw:stroke="none" draw:fill="none"/>
      <style:text-properties style:letter-kerning="true"/>
    </style:style>
    <style:style style:name="canonical_25_20master_25_20deck6-backgroundobjects" style:display-name="canonical%20master%20deck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6-notes" style:display-name="canonical%20master%20deck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1" style:display-name="canonical%20master%20deck6-outline1" style:family="presentation">
      <style:graphic-properties draw:stroke="none" draw:fill="none">
        <text:list-style style:name="canonical_25_20master_25_20deck6-outline1" style:display-name="canonical%20master%20deck6-outline1">
          <text:list-level-style-bullet text:level="1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2" style:display-name="canonical%20master%20deck6-outline2" style:family="presentation" style:parent-style-name="canonical_25_20master_25_20deck6-outline1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3" style:display-name="canonical%20master%20deck6-outline3" style:family="presentation" style:parent-style-name="canonical_25_20master_25_20deck6-outline2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4" style:display-name="canonical%20master%20deck6-outline4" style:family="presentation" style:parent-style-name="canonical_25_20master_25_20deck6-outline3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5" style:display-name="canonical%20master%20deck6-outline5" style:family="presentation" style:parent-style-name="canonical_25_20master_25_20deck6-outline4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6" style:display-name="canonical%20master%20deck6-outline6" style:family="presentation" style:parent-style-name="canonical_25_20master_25_20deck6-outline5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7" style:display-name="canonical%20master%20deck6-outline7" style:family="presentation" style:parent-style-name="canonical_25_20master_25_20deck6-outline6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8" style:display-name="canonical%20master%20deck6-outline8" style:family="presentation" style:parent-style-name="canonical_25_20master_25_20deck6-outline7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9" style:display-name="canonical%20master%20deck6-outline9" style:family="presentation" style:parent-style-name="canonical_25_20master_25_20deck6-outline8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subtitle" style:display-name="canonical%20master%20deck6-subtitle" style:family="presentation">
      <style:graphic-properties draw:stroke="none" draw:fill="none" draw:textarea-vertical-align="middle">
        <text:list-style style:name="canonical_25_20master_25_20deck6-subtitle" style:display-name="canonical%20master%20deck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title" style:display-name="canonical%20master%20deck6-title" style:family="presentation">
      <style:graphic-properties draw:stroke="none" draw:fill="none" draw:textarea-vertical-align="middle">
        <text:list-style style:name="canonical_25_20master_25_20deck6-title" style:display-name="canonical%20master%20deck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background" style:display-name="canonical%20master%20deck7-background" style:family="presentation">
      <style:graphic-properties draw:stroke="none" draw:fill="none"/>
      <style:text-properties style:letter-kerning="true"/>
    </style:style>
    <style:style style:name="canonical_25_20master_25_20deck7-backgroundobjects" style:display-name="canonical%20master%20deck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7-notes" style:display-name="canonical%20master%20deck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1" style:display-name="canonical%20master%20deck7-outline1" style:family="presentation">
      <style:graphic-properties draw:stroke="none" draw:fill="none">
        <text:list-style style:name="canonical_25_20master_25_20deck7-outline1" style:display-name="canonical%20master%20deck7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>
        <style:tab-stops/>
      </style:paragraph-properties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2" style:display-name="canonical%20master%20deck7-outline2" style:family="presentation" style:parent-style-name="canonical_25_20master_25_20deck7-outline1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3" style:display-name="canonical%20master%20deck7-outline3" style:family="presentation" style:parent-style-name="canonical_25_20master_25_20deck7-outline2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4" style:display-name="canonical%20master%20deck7-outline4" style:family="presentation" style:parent-style-name="canonical_25_20master_25_20deck7-outline3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5" style:display-name="canonical%20master%20deck7-outline5" style:family="presentation" style:parent-style-name="canonical_25_20master_25_20deck7-outline4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6" style:display-name="canonical%20master%20deck7-outline6" style:family="presentation" style:parent-style-name="canonical_25_20master_25_20deck7-outline5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7" style:display-name="canonical%20master%20deck7-outline7" style:family="presentation" style:parent-style-name="canonical_25_20master_25_20deck7-outline6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8" style:display-name="canonical%20master%20deck7-outline8" style:family="presentation" style:parent-style-name="canonical_25_20master_25_20deck7-outline7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outline9" style:display-name="canonical%20master%20deck7-outline9" style:family="presentation" style:parent-style-name="canonical_25_20master_25_20deck7-outline8">
      <style:paragraph-properties fo:margin-top="0cm" fo:margin-bottom="0.25cm" fo:line-height="110%">
        <style:tab-stops/>
      </style:paragraph-properties>
      <style:text-properties fo:color="#717073" style:font-name="Ubuntu" fo:font-family="Ubuntu" style:font-pitch="variable" fo:font-size="18pt" fo:font-style="normal" style:font-size-asian="18pt" style:font-style-asian="normal" style:font-size-complex="18pt" style:font-style-complex="normal"/>
    </style:style>
    <style:style style:name="canonical_25_20master_25_20deck7-subtitle" style:display-name="canonical%20master%20deck7-subtitle" style:family="presentation">
      <style:graphic-properties draw:stroke="none" draw:fill="none" draw:textarea-vertical-align="middle">
        <text:list-style style:name="canonical_25_20master_25_20deck7-subtitle" style:display-name="canonical%20master%20deck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title" style:display-name="canonical%20master%20deck7-title" style:family="presentation">
      <style:graphic-properties draw:stroke="none" draw:fill="none" draw:textarea-vertical-align="middle">
        <text:list-style style:name="canonical_25_20master_25_20deck7-title" style:display-name="canonical%20master%20deck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background" style:display-name="canonical%20master%20deck8-background" style:family="presentation">
      <style:graphic-properties draw:stroke="none" draw:fill="none"/>
      <style:text-properties style:letter-kerning="true"/>
    </style:style>
    <style:style style:name="canonical_25_20master_25_20deck8-backgroundobjects" style:display-name="canonical%20master%20deck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8-notes" style:display-name="canonical%20master%20deck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1" style:display-name="canonical%20master%20deck8-outline1" style:family="presentation">
      <style:graphic-properties draw:stroke="none" draw:fill="none">
        <text:list-style style:name="canonical_25_20master_25_20deck8-outline1" style:display-name="canonical%20master%20deck8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/>
      <style:text-properties fo:color="#717073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2" style:display-name="canonical%20master%20deck8-outline2" style:family="presentation" style:parent-style-name="canonical_25_20master_25_20deck8-outline1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3" style:display-name="canonical%20master%20deck8-outline3" style:family="presentation" style:parent-style-name="canonical_25_20master_25_20deck8-outline2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4" style:display-name="canonical%20master%20deck8-outline4" style:family="presentation" style:parent-style-name="canonical_25_20master_25_20deck8-outline3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5" style:display-name="canonical%20master%20deck8-outline5" style:family="presentation" style:parent-style-name="canonical_25_20master_25_20deck8-outline4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6" style:display-name="canonical%20master%20deck8-outline6" style:family="presentation" style:parent-style-name="canonical_25_20master_25_20deck8-outline5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7" style:display-name="canonical%20master%20deck8-outline7" style:family="presentation" style:parent-style-name="canonical_25_20master_25_20deck8-outline6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8" style:display-name="canonical%20master%20deck8-outline8" style:family="presentation" style:parent-style-name="canonical_25_20master_25_20deck8-outline7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outline9" style:display-name="canonical%20master%20deck8-outline9" style:family="presentation" style:parent-style-name="canonical_25_20master_25_20deck8-outline8">
      <style:paragraph-properties fo:margin-top="0cm" fo:margin-bottom="0.25cm" fo:line-height="110%"/>
      <style:text-properties fo:color="#717073" style:font-name="Ubuntu" fo:font-family="Ubuntu" style:font-pitch="variable" fo:font-size="16pt" style:font-size-asian="16pt" style:font-size-complex="16pt"/>
    </style:style>
    <style:style style:name="canonical_25_20master_25_20deck8-subtitle" style:display-name="canonical%20master%20deck8-subtitle" style:family="presentation">
      <style:graphic-properties draw:stroke="none" draw:fill="none" draw:textarea-vertical-align="middle">
        <text:list-style style:name="canonical_25_20master_25_20deck8-subtitle" style:display-name="canonical%20master%20deck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title" style:display-name="canonical%20master%20deck8-title" style:family="presentation">
      <style:graphic-properties draw:stroke="none" draw:fill="none" draw:textarea-vertical-align="middle">
        <text:list-style style:name="canonical_25_20master_25_20deck8-title" style:display-name="canonical%20master%20deck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nonical-outline1" style:family="presentation">
      <style:graphic-properties draw:stroke="none" draw:fill="none">
        <text:list-style style:name="Canonical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25cm" fo:line-height="125%" fo:text-indent="0cm"/>
      <style:text-properties fo:color="#71707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-outline2" style:family="presentation" style:parent-style-name="Canonical-outline1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3" style:family="presentation" style:parent-style-name="Canonical-outline2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4" style:family="presentation" style:parent-style-name="Canonical-outline3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5" style:family="presentation" style:parent-style-name="Canonical-outline4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6" style:family="presentation" style:parent-style-name="Canonical-outline5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7" style:family="presentation" style:parent-style-name="Canonical-outline6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8" style:family="presentation" style:parent-style-name="Canonical-outline7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outline9" style:family="presentation" style:parent-style-name="Canonical-outline8">
      <style:paragraph-properties fo:margin-left="0cm" fo:margin-right="0cm" fo:margin-top="0cm" fo:margin-bottom="0.25cm" fo:line-height="125%" fo:text-indent="0cm"/>
      <style:text-properties fo:color="#717073" style:font-name="Ubuntu" fo:font-family="Ubuntu" style:font-pitch="variable" fo:font-size="18pt" style:font-size-asian="18pt" style:font-size-complex="18pt"/>
    </style:style>
    <style:style style:name="Canonical-subtitle" style:family="presentation">
      <style:graphic-properties draw:stroke="none" draw:fill="none" draw:textarea-vertical-align="middle">
        <text:list-style style:name="Canon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anon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line-through-type="none" style:text-position="0% 100%" style:font-name="Ubuntu" fo:font-family="Ubuntu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2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2-background" style:family="presentation">
      <style:graphic-properties draw:stroke="none" draw:fill="none"/>
      <style:text-properties style:letter-kerning="true"/>
    </style:style>
    <style:style style:name="Canonica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nonical2-outline1" style:family="presentation">
      <style:graphic-properties draw:stroke="none" draw:fill="none">
        <text:list-style style:name="Canonical2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left="0cm" fo:margin-right="0cm" fo:margin-top="0cm" fo:margin-bottom="0.249cm" fo:line-height="110%" fo:text-indent="0cm"/>
      <style:text-properties fo:color="#ffffff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2-outline2" style:family="presentation" style:parent-style-name="Canonical2-outline1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3" style:family="presentation" style:parent-style-name="Canonical2-outline2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4" style:family="presentation" style:parent-style-name="Canonical2-outline3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5" style:family="presentation" style:parent-style-name="Canonical2-outline4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6" style:family="presentation" style:parent-style-name="Canonical2-outline5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7" style:family="presentation" style:parent-style-name="Canonical2-outline6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8" style:family="presentation" style:parent-style-name="Canonical2-outline7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outline9" style:family="presentation" style:parent-style-name="Canonical2-outline8">
      <style:paragraph-properties fo:margin-left="0cm" fo:margin-right="0cm" fo:margin-top="0cm" fo:margin-bottom="0.249cm" fo:line-height="110%" fo:text-indent="0cm"/>
      <style:text-properties fo:color="#ffffff" style:font-name="Ubuntu" fo:font-family="Ubuntu" style:font-pitch="variable" fo:font-size="16pt" style:font-size-asian="16pt" style:font-size-complex="16pt"/>
    </style:style>
    <style:style style:name="Canonical2-subtitle" style:family="presentation">
      <style:graphic-properties draw:stroke="none" draw:fill="none" draw:textarea-vertical-align="middle">
        <text:list-style style:name="Canonica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2-title" style:family="presentation">
      <style:graphic-properties draw:stroke="none" draw:fill="none" draw:textarea-vertical-align="middle">
        <text:list-style style:name="Canonica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1d001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Mpr1" style:family="presentation" style:parent-style-name="canonical_25_20master_25_20deck-backgroundobjects">
      <style:graphic-properties draw:stroke="none" draw:fill="none" fo:min-height="0.45cm"/>
    </style:style>
    <style:style style:name="Mpr2" style:family="presentation" style:parent-style-name="canonical_25_20master_25_20de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nonical_25_20master_25_20de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nonical_25_20master_25_20deck1-backgroundobjects">
      <style:graphic-properties draw:stroke="none" draw:fill="none" fo:min-height="0.45cm"/>
    </style:style>
    <style:style style:name="Mpr5" style:family="presentation" style:parent-style-name="canonical_25_20master_25_20deck1-backgroundobjects">
      <style:graphic-properties draw:stroke="none" draw:fill="none" draw:fill-color="#ffffff" draw:auto-grow-height="false" fo:min-height="1.485cm"/>
    </style:style>
    <style:style style:name="Mpr6" style:family="presentation" style:parent-style-name="canonical_25_20master_25_20deck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nonical_25_20master_25_20deck2-backgroundobjects">
      <style:graphic-properties draw:stroke="none" draw:fill="none" fo:min-height="0.45cm"/>
    </style:style>
    <style:style style:name="Mpr8" style:family="presentation" style:parent-style-name="canonical_25_20master_25_20deck2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nonical_25_20master_25_20deck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anonical_25_20master_25_20deck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nonical_25_20master_25_20deck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canonical_25_20master_25_20deck4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anonical_25_20master_25_20deck4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canonical_25_20master_25_20deck5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anonical_25_20master_25_20deck5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canonical_25_20master_25_20deck6-backgroundobjects">
      <style:graphic-properties draw:stroke="none" draw:fill="none" draw:fill-color="#ffffff" draw:auto-grow-height="false" fo:min-height="1.485cm"/>
    </style:style>
    <style:style style:name="Mpr17" style:family="presentation" style:parent-style-name="canonical_25_20master_25_20deck6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canonical_25_20master_25_20deck7-title">
      <style:graphic-properties draw:auto-grow-height="false" fo:min-height="3.507cm"/>
    </style:style>
    <style:style style:name="Mpr19" style:family="presentation" style:parent-style-name="canonical_25_20master_25_20deck7-backgroundobjects">
      <style:graphic-properties draw:stroke="none" draw:fill="none" fo:min-height="0.45cm"/>
    </style:style>
    <style:style style:name="Mpr20" style:family="presentation" style:parent-style-name="canonical_25_20master_25_20deck7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anonical_25_20master_25_20deck7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canonical_25_20master_25_20deck8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r23" style:family="presentation" style:parent-style-name="canonical_25_20master_25_20deck8-backgroundobjects">
      <style:graphic-properties draw:stroke="none" draw:fill="none" fo:min-height="0.45cm"/>
    </style:style>
    <style:style style:name="Mpr24" style:family="presentation" style:parent-style-name="canonical_25_20master_25_20deck8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anonical_25_20master_25_20deck8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Canonical-backgroundobjects">
      <style:graphic-properties draw:stroke="none" draw:fill="none" fo:min-height="0.45cm"/>
    </style:style>
    <style:style style:name="Mpr27" style:family="presentation" style:parent-style-name="Canonical-backgroundobjects">
      <style:graphic-properties draw:stroke="none" draw:fill="none" draw:fill-color="#ffffff" draw:auto-grow-height="false" fo:min-height="1.485cm"/>
    </style:style>
    <style:style style:name="Mpr28" style:family="presentation" style:parent-style-name="Canonical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Canonical2-backgroundobjects">
      <style:graphic-properties draw:stroke="none" draw:fill="none" fo:min-height="0.45cm"/>
    </style:style>
    <style:style style:name="Mpr30" style:family="presentation" style:parent-style-name="Canonical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Canonical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  <style:text-properties fo:color="#570039" fo:font-size="10pt" style:font-size-asian="10pt" style:font-size-complex="10pt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style:font-name="Ubuntu" fo:font-size="10pt" style:font-size-asian="10pt" style:font-size-complex="10pt"/>
    </style:style>
    <style:style style:name="MT3" style:family="text">
      <style:text-properties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anonical_25_20master_25_20deck" style:display-name="canonical%20master%20deck" style:page-layout-name="PM1" draw:style-name="Mdp1">
      <draw:frame draw:style-name="Mgr3" draw:text-style-name="MP6" draw:layer="backgroundobjects" svg:width="3.433cm" svg:height="0.453cm" svg:x="22.484cm" svg:y="19.726cm">
        <draw:image xlink:href="Pictures/2000003D000068DE00000DEBE3485449307B07D9.svm" xlink:type="simple" xlink:show="embed" xlink:actuate="onLoad">
          <text:p text:style-name="MP5"><text:s/></text:p>
        </draw:image>
      </draw:frame>
      <draw:frame presentation:style-name="canonical_25_20master_25_20deck-title" draw:layer="backgroundobjects" svg:width="21.468cm" svg:height="0.715cm" svg:x="1.92cm" svg:y="1.094cm" presentation:class="title" presentation:placeholder="true">
        <draw:text-box/>
      </draw:frame>
      <draw:frame presentation:style-name="canonical_25_20master_25_20deck-outline1" draw:layer="backgroundobjects" svg:width="24.113cm" svg:height="12.18cm" svg:x="1.949cm" svg:y="4.351cm" presentation:class="outline" presentation:placeholder="true">
        <draw:text-box/>
      </draw:frame>
      <draw:frame draw:style-name="Mgr4" draw:text-style-name="MP6" draw:layer="backgroundobjects" svg:width="0.812cm" svg:height="0.812cm" svg:x="25.042cm" svg:y="1.201cm">
        <draw:image xlink:href="Pictures/1000000000000040000000402EF8F291BD0178BB.jpg" xlink:type="simple" xlink:show="embed" xlink:actuate="onLoad">
          <text:p/>
        </draw:image>
      </draw:frame>
      <draw:frame presentation:style-name="Mpr1" draw:text-style-name="MP8" draw:layer="backgroundobjects" svg:width="13.637cm" svg:height="0.45cm" svg:x="1.948cm" svg:y="19.854cm">
        <draw:text-box>
          <text:p text:style-name="MP7"><text:span text:style-name="MT2"><text:page-number>&lt;number&gt;</text:page-number></text:span><text:span text:style-name="MT2"> <text:s/></text:span></text:p>
        </draw:text-box>
      </draw:frame>
      <draw:frame draw:style-name="Mgr5" draw:text-style-name="MP6" draw:layer="backgroundobjects" svg:width="24.069cm" svg:height="0.1cm" svg:x="1.883cm" svg:y="2.7cm">
        <draw:image xlink:href="Pictures/10000201000005AB00000006DB4393F0E3A237E9.png" xlink:type="simple" xlink:show="embed" xlink:actuate="onLoad">
          <text:p/>
        </draw:image>
      </draw:frame>
      <draw:frame draw:style-name="Mgr5" draw:text-style-name="MP6" draw:layer="backgroundobjects" svg:width="24.069cm" svg:height="0.1cm" svg:x="1.884cm" svg:y="19.1cm">
        <draw:image xlink:href="Pictures/10000201000005AB00000006DB4393F0E3A237E9.png" xlink:type="simple" xlink:show="embed" xlink:actuate="onLoad">
          <text:p/>
        </draw:image>
      </draw:frame>
      <presentation:notes style:page-layout-name="PM2">
        <draw:page-thumbnail presentation:style-name="canonical_25_20master_25_20deck-title" draw:layer="backgroundobjects" svg:width="14.848cm" svg:height="11.136cm" svg:x="3.075cm" svg:y="2.257cm" presentation:class="page"/>
        <draw:frame presentation:style-name="canonical_25_20master_25_20de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1" style:display-name="canonical%20master%20deck1" style:page-layout-name="PM1" draw:style-name="Mdp2">
      <draw:frame draw:style-name="Mgr4" draw:text-style-name="MP6" draw:layer="backgroundobjects" svg:width="24.089cm" svg:height="16.487cm" svg:x="1.971cm" svg:y="2.721cm">
        <draw:image xlink:href="Pictures/1000000000000589000003CEE2BC38A2199867FE.jpg" xlink:type="simple" xlink:show="embed" xlink:actuate="onLoad">
          <text:p/>
        </draw:image>
      </draw:frame>
      <draw:frame presentation:style-name="canonical_25_20master_25_20deck1-title" draw:layer="backgroundobjects" svg:width="20.245cm" svg:height="0.621cm" svg:x="1.982cm" svg:y="1.161cm" presentation:class="title" presentation:placeholder="true">
        <draw:text-box/>
      </draw:frame>
      <draw:frame presentation:style-name="Mpr4" draw:text-style-name="MP8" draw:layer="backgroundobjects" svg:width="13.637cm" svg:height="0.45cm" svg:x="1.947cm" svg:y="19.854cm">
        <draw:text-box>
          <text:p text:style-name="MP7"><text:span text:style-name="MT2"><text:page-number>&lt;number&gt;</text:page-number></text:span><text:span text:style-name="MT2"> <text:s/></text:span></text:p>
        </draw:text-box>
      </draw:frame>
      <draw:frame draw:style-name="Mgr4" draw:text-style-name="MP6" draw:layer="backgroundobjects" svg:width="0.812cm" svg:height="0.812cm" svg:x="25.042cm" svg:y="1.201cm">
        <draw:image xlink:href="Pictures/1000000000000040000000402EF8F291BD0178BB.jpg" xlink:type="simple" xlink:show="embed" xlink:actuate="onLoad">
          <text:p/>
        </draw:image>
      </draw:frame>
      <draw:frame draw:style-name="Mgr3" draw:text-style-name="MP6" draw:layer="backgroundobjects" svg:width="3.433cm" svg:height="0.453cm" svg:x="22.485cm" svg:y="19.727cm">
        <draw:image xlink:href="Pictures/2000003D000068DE00000DEBE3485449307B07D9.svm" xlink:type="simple" xlink:show="embed" xlink:actuate="onLoad">
          <text:p text:style-name="MP5"><text:s/></text:p>
        </draw:image>
      </draw:frame>
      <draw:frame presentation:style-name="canonical_25_20master_25_20deck1-outline1" draw:layer="backgroundobjects" svg:width="19.665cm" svg:height="12.18cm" svg:x="3.324cm" svg:y="4.25cm" presentation:class="outline" presentation:placeholder="true">
        <draw:text-box/>
      </draw:frame>
      <presentation:notes style:page-layout-name="PM2">
        <draw:page-thumbnail presentation:style-name="canonical_25_20master_25_20deck1-title" draw:layer="backgroundobjects" svg:width="14.848cm" svg:height="11.136cm" svg:x="3.075cm" svg:y="2.257cm" presentation:class="page"/>
        <draw:frame presentation:style-name="canonical_25_20master_25_20deck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2" style:display-name="canonical%20master%20deck2" style:page-layout-name="PM1" draw:style-name="Mdp2">
      <draw:frame draw:style-name="Mgr4" draw:text-style-name="MP6" draw:layer="backgroundobjects" svg:width="27.999cm" svg:height="19.148cm" svg:x="0cm" svg:y="0cm">
        <draw:image xlink:href="Pictures/100002000000089D000005E4D2BC1FCA1D24CC80.png" xlink:type="simple" xlink:show="embed" xlink:actuate="onLoad">
          <text:p/>
        </draw:image>
      </draw:frame>
      <draw:frame presentation:style-name="canonical_25_20master_25_20deck2-title" draw:layer="backgroundobjects" svg:width="12.381cm" svg:height="2.527cm" svg:x="1.968cm" svg:y="4.347cm" presentation:class="title" presentation:placeholder="true">
        <draw:text-box/>
      </draw:frame>
      <draw:frame presentation:style-name="canonical_25_20master_25_20deck2-outline1" draw:layer="backgroundobjects" svg:width="12.023cm" svg:height="12.18cm" svg:x="1.967cm" svg:y="7.697cm" presentation:class="outline" presentation:placeholder="true">
        <draw:text-box/>
      </draw:frame>
      <draw:frame draw:style-name="Mgr3" draw:text-style-name="MP6" draw:layer="backgroundobjects" svg:width="3.433cm" svg:height="0.453cm" svg:x="22.486cm" svg:y="19.728cm">
        <draw:image xlink:href="Pictures/2000003D000068DE00000DEBE3485449307B07D9.svm" xlink:type="simple" xlink:show="embed" xlink:actuate="onLoad">
          <text:p text:style-name="MP5"><text:s/></text:p>
        </draw:image>
      </draw:frame>
      <draw:frame presentation:style-name="Mpr7" draw:text-style-name="MP8" draw:layer="backgroundobjects" svg:width="13.637cm" svg:height="0.45cm" svg:x="1.948cm" svg:y="19.854cm">
        <draw:text-box>
          <text:p text:style-name="MP7"><text:span text:style-name="MT2"><text:page-number>&lt;number&gt;</text:page-number></text:span><text:span text:style-name="MT2"> </text:span></text:p>
        </draw:text-box>
      </draw:frame>
      <presentation:notes style:page-layout-name="PM2">
        <draw:page-thumbnail presentation:style-name="canonical_25_20master_25_20deck2-title" draw:layer="backgroundobjects" svg:width="14.848cm" svg:height="11.136cm" svg:x="3.075cm" svg:y="2.257cm" presentation:class="page"/>
        <draw:frame presentation:style-name="canonical_25_20master_25_20deck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3" style:display-name="canonical%20master%20deck3" style:page-layout-name="PM1" draw:style-name="Mdp1">
      <draw:frame draw:style-name="Mgr4" draw:text-style-name="MP6" draw:layer="backgroundobjects" svg:width="28.516cm" svg:height="21.742cm" svg:x="-0.064cm" svg:y="0cm">
        <draw:image xlink:href="">
          <text:p/>
        </draw:image>
      </draw:frame>
      <draw:frame draw:style-name="Mgr4" draw:text-style-name="MP6" draw:layer="backgroundobjects" svg:width="4.55cm" svg:height="0.6cm" svg:x="1.947cm" svg:y="2.413cm">
        <draw:image xlink:href="Pictures/2000003D000068DE00000DEBF6A9C88D687547CA.svm" xlink:type="simple" xlink:show="embed" xlink:actuate="onLoad">
          <text:p/>
        </draw:image>
      </draw:frame>
      <draw:frame presentation:style-name="canonical_25_20master_25_20deck3-title" draw:layer="backgroundobjects" svg:width="11.99cm" svg:height="2.62cm" svg:x="1.946cm" svg:y="6.104cm" presentation:class="title" presentation:placeholder="true">
        <draw:text-box/>
      </draw:frame>
      <draw:frame presentation:style-name="canonical_25_20master_25_20deck3-outline1" draw:layer="backgroundobjects" svg:width="11.909cm" svg:height="12.18cm" svg:x="1.914cm" svg:y="15.462cm" presentation:class="outline" presentation:placeholder="true">
        <draw:text-box/>
      </draw:frame>
      <presentation:notes style:page-layout-name="PM2">
        <draw:page-thumbnail presentation:style-name="canonical_25_20master_25_20deck3-title" draw:layer="backgroundobjects" svg:width="14.848cm" svg:height="11.136cm" svg:x="3.075cm" svg:y="2.257cm" presentation:class="page"/>
        <draw:frame presentation:style-name="canonical_25_20master_25_20deck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4" style:display-name="canonical%20master%20deck4" style:page-layout-name="PM1" draw:style-name="Mdp2">
      <draw:frame draw:style-name="Mgr4" draw:text-style-name="MP6" draw:layer="backgroundobjects" svg:width="28.516cm" svg:height="21.742cm" svg:x="-0.064cm" svg:y="0cm">
        <draw:image xlink:href="">
          <text:p/>
        </draw:image>
      </draw:frame>
      <draw:frame draw:style-name="Mgr4" draw:text-style-name="MP6" draw:layer="backgroundobjects" svg:width="4.55cm" svg:height="0.6cm" svg:x="1.973cm" svg:y="2.413cm">
        <draw:image xlink:href="Pictures/2000003D000068DE00000DEBF6A9C88D687547CA.svm" xlink:type="simple" xlink:show="embed" xlink:actuate="onLoad">
          <text:p/>
        </draw:image>
      </draw:frame>
      <draw:frame presentation:style-name="canonical_25_20master_25_20deck4-title" draw:layer="backgroundobjects" svg:width="12.671cm" svg:height="2.591cm" svg:x="1.94cm" svg:y="6.079cm" presentation:class="title" presentation:placeholder="true">
        <draw:text-box/>
      </draw:frame>
      <draw:frame presentation:style-name="canonical_25_20master_25_20deck4-outline1" draw:layer="backgroundobjects" svg:width="10.997cm" svg:height="12.18cm" svg:x="1.94cm" svg:y="15.314cm" presentation:class="outline" presentation:placeholder="true">
        <draw:text-box/>
      </draw:frame>
      <draw:frame draw:style-name="Mgr4" draw:text-style-name="MP6" draw:layer="backgroundobjects" svg:width="5.197cm" svg:height="6.653cm" svg:x="20.569cm" svg:y="12.674cm">
        <draw:image xlink:href="Pictures/10000201000001330000018971B93F82A6459B4D.png" xlink:type="simple" xlink:show="embed" xlink:actuate="onLoad">
          <text:p/>
        </draw:image>
      </draw:frame>
      <presentation:notes style:page-layout-name="PM2">
        <draw:page-thumbnail presentation:style-name="canonical_25_20master_25_20deck4-title" draw:layer="backgroundobjects" svg:width="14.848cm" svg:height="11.136cm" svg:x="3.075cm" svg:y="2.257cm" presentation:class="page"/>
        <draw:frame presentation:style-name="canonical_25_20master_25_20deck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5" style:display-name="canonical%20master%20deck5" style:page-layout-name="PM1" draw:style-name="Mdp2">
      <draw:frame presentation:style-name="canonical_25_20master_25_20deck5-title" draw:layer="backgroundobjects" svg:width="11.239cm" svg:height="2.431cm" svg:x="1.94cm" svg:y="6.022cm" presentation:class="title" presentation:placeholder="true">
        <draw:text-box/>
      </draw:frame>
      <draw:frame presentation:style-name="canonical_25_20master_25_20deck5-outline1" draw:layer="backgroundobjects" svg:width="9.133cm" svg:height="12.18cm" svg:x="1.94cm" svg:y="15.309cm" presentation:class="outline" presentation:placeholder="true">
        <draw:text-box/>
      </draw:frame>
      <draw:frame draw:style-name="Mgr3" draw:text-style-name="MP6" draw:layer="backgroundobjects" svg:width="4.608cm" svg:height="0.608cm" svg:x="1.935cm" svg:y="2.413cm">
        <draw:image xlink:href="Pictures/2000003D000068DE00000DEBE3485449307B07D9.svm" xlink:type="simple" xlink:show="embed" xlink:actuate="onLoad">
          <text:p text:style-name="MP5"><text:s/></text:p>
        </draw:image>
      </draw:frame>
      <draw:frame draw:style-name="Mgr4" draw:text-style-name="MP6" draw:layer="backgroundobjects" svg:width="0.812cm" svg:height="0.812cm" svg:x="25.043cm" svg:y="1.201cm">
        <draw:image xlink:href="Pictures/1000000000000040000000402EF8F291BD0178BB.jpg" xlink:type="simple" xlink:show="embed" xlink:actuate="onLoad">
          <text:p/>
        </draw:image>
      </draw:frame>
      <presentation:notes style:page-layout-name="PM2">
        <draw:page-thumbnail presentation:style-name="canonical_25_20master_25_20deck5-title" draw:layer="backgroundobjects" svg:width="14.848cm" svg:height="11.136cm" svg:x="3.075cm" svg:y="2.257cm" presentation:class="page"/>
        <draw:frame presentation:style-name="canonical_25_20master_25_20deck5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6" style:display-name="canonical%20master%20deck6" style:page-layout-name="PM1" draw:style-name="Mdp2">
      <draw:frame presentation:style-name="canonical_25_20master_25_20deck6-title" draw:layer="backgroundobjects" svg:width="14.055cm" svg:height="5.456cm" svg:x="1.964cm" svg:y="4.645cm" presentation:class="title" presentation:placeholder="true">
        <draw:text-box/>
      </draw:frame>
      <draw:frame presentation:style-name="canonical_25_20master_25_20deck6-outline1" draw:layer="backgroundobjects" svg:width="9.808cm" svg:height="12.18cm" svg:x="1.964cm" svg:y="15.28cm" presentation:class="outline" presentation:placeholder="true">
        <draw:text-box/>
      </draw:frame>
      <draw:frame draw:style-name="Mgr3" draw:text-style-name="MP6" draw:layer="backgroundobjects" svg:width="4.608cm" svg:height="0.608cm" svg:x="1.964cm" svg:y="2.413cm">
        <draw:image xlink:href="Pictures/2000003D000068DE00000DEBE3485449307B07D9.svm" xlink:type="simple" xlink:show="embed" xlink:actuate="onLoad">
          <text:p text:style-name="MP5"><text:s/></text:p>
        </draw:image>
      </draw:frame>
      <draw:frame draw:style-name="Mgr4" draw:text-style-name="MP6" draw:layer="backgroundobjects" svg:width="0.812cm" svg:height="0.812cm" svg:x="25.042cm" svg:y="1.201cm">
        <draw:image xlink:href="Pictures/1000000000000040000000402EF8F291BD0178BB.jpg" xlink:type="simple" xlink:show="embed" xlink:actuate="onLoad">
          <text:p/>
        </draw:image>
      </draw:frame>
      <presentation:notes style:page-layout-name="PM2">
        <draw:page-thumbnail presentation:style-name="canonical_25_20master_25_20deck6-title" draw:layer="backgroundobjects" svg:width="14.848cm" svg:height="11.136cm" svg:x="3.075cm" svg:y="2.257cm" presentation:class="page"/>
        <draw:frame presentation:style-name="canonical_25_20master_25_20deck6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7" style:display-name="canonical%20master%20deck7" style:page-layout-name="PM1" draw:style-name="Mdp2">
      <draw:frame presentation:style-name="Mpr18" draw:layer="backgroundobjects" svg:width="16.858cm" svg:height="0.757cm" svg:x="1.967cm" svg:y="1.134cm" presentation:class="title">
        <draw:text-box>
          <text:p>Click to edit the title text format</text:p>
        </draw:text-box>
      </draw:frame>
      <draw:frame presentation:style-name="canonical_25_20master_25_20deck7-outline1" draw:layer="backgroundobjects" svg:width="21.989cm" svg:height="12.18cm" svg:x="1.979cm" svg:y="4.345cm" presentation:class="outline" presentation:placeholder="true">
        <draw:text-box/>
      </draw:frame>
      <draw:frame draw:style-name="Mgr4" draw:text-style-name="MP6" draw:layer="backgroundobjects" svg:width="0.812cm" svg:height="0.812cm" svg:x="25.042cm" svg:y="1.201cm">
        <draw:image xlink:href="Pictures/1000000000000040000000402EF8F291BD0178BB.jpg" xlink:type="simple" xlink:show="embed" xlink:actuate="onLoad">
          <text:p/>
        </draw:image>
      </draw:frame>
      <draw:frame draw:style-name="Mgr3" draw:text-style-name="MP6" draw:layer="backgroundobjects" svg:width="3.433cm" svg:height="0.453cm" svg:x="22.485cm" svg:y="19.728cm">
        <draw:image xlink:href="Pictures/2000003D000068DE00000DEBE3485449307B07D9.svm" xlink:type="simple" xlink:show="embed" xlink:actuate="onLoad">
          <text:p text:style-name="MP5"><text:s/></text:p>
        </draw:image>
      </draw:frame>
      <draw:frame presentation:style-name="Mpr19" draw:text-style-name="MP8" draw:layer="backgroundobjects" svg:width="13.637cm" svg:height="0.45cm" svg:x="1.948cm" svg:y="19.854cm">
        <draw:text-box>
          <text:p text:style-name="MP7"><text:span text:style-name="MT2"><text:page-number>&lt;number&gt;</text:page-number></text:span><text:span text:style-name="MT2"> <text:s/></text:span></text:p>
        </draw:text-box>
      </draw:frame>
      <presentation:notes style:page-layout-name="PM2">
        <draw:page-thumbnail presentation:style-name="canonical_25_20master_25_20deck7-title" draw:layer="backgroundobjects" svg:width="14.848cm" svg:height="11.136cm" svg:x="3.075cm" svg:y="2.257cm" presentation:class="page"/>
        <draw:frame presentation:style-name="canonical_25_20master_25_20deck7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8" style:display-name="canonical%20master%20deck8" style:page-layout-name="PM1" draw:style-name="Mdp2">
      <draw:frame draw:style-name="Mgr4" draw:text-style-name="MP6" draw:layer="backgroundobjects" svg:width="24.089cm" svg:height="16.487cm" svg:x="1.972cm" svg:y="2.722cm">
        <draw:image xlink:href="Pictures/1000000000000589000003CEBEC4875539FCF77A.jpg" xlink:type="simple" xlink:show="embed" xlink:actuate="onLoad">
          <text:p/>
        </draw:image>
      </draw:frame>
      <draw:rect presentation:style-name="Mpr22" draw:text-style-name="MP9" draw:layer="backgroundobjects" svg:width="12.173cm" svg:height="16.244cm" svg:x="14.044cm" svg:y="2.847cm">
        <text:p text:style-name="MP5"><text:s/></text:p>
      </draw:rect>
      <draw:frame draw:style-name="Mgr4" draw:text-style-name="MP6" draw:layer="backgroundobjects" svg:width="0.812cm" svg:height="0.812cm" svg:x="25.042cm" svg:y="1.202cm">
        <draw:image xlink:href="Pictures/1000000000000040000000402EF8F291BD0178BB.jpg" xlink:type="simple" xlink:show="embed" xlink:actuate="onLoad">
          <text:p/>
        </draw:image>
      </draw:frame>
      <draw:frame draw:style-name="Mgr3" draw:text-style-name="MP6" draw:layer="backgroundobjects" svg:width="3.433cm" svg:height="0.453cm" svg:x="22.485cm" svg:y="19.729cm">
        <draw:image xlink:href="Pictures/2000003D000068DE00000DEBE3485449307B07D9.svm" xlink:type="simple" xlink:show="embed" xlink:actuate="onLoad">
          <text:p text:style-name="MP5"><text:s/></text:p>
        </draw:image>
      </draw:frame>
      <draw:frame presentation:style-name="Mpr23" draw:text-style-name="MP8" draw:layer="backgroundobjects" svg:width="13.637cm" svg:height="0.45cm" svg:x="1.948cm" svg:y="19.855cm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presentation:style-name="canonical_25_20master_25_20deck8-title" draw:layer="backgroundobjects" svg:width="22.232cm" svg:height="1.297cm" svg:x="1.913cm" svg:y="0.783cm" presentation:class="title" presentation:placeholder="true">
        <draw:text-box/>
      </draw:frame>
      <draw:frame presentation:style-name="canonical_25_20master_25_20deck8-outline1" draw:layer="backgroundobjects" svg:width="10.321cm" svg:height="12.18cm" svg:x="14.737cm" svg:y="4.4cm" presentation:class="outline" presentation:placeholder="true">
        <draw:text-box/>
      </draw:frame>
      <draw:frame draw:style-name="Mgr4" draw:text-style-name="MP6" draw:layer="backgroundobjects" svg:width="0.812cm" svg:height="0.812cm" svg:x="25.042cm" svg:y="1.202cm">
        <draw:image xlink:href="Pictures/1000000000000040000000402EF8F291BD0178BB.jpg" xlink:type="simple" xlink:show="embed" xlink:actuate="onLoad">
          <text:p/>
        </draw:image>
      </draw:frame>
      <draw:frame draw:style-name="Mgr3" draw:text-style-name="MP6" draw:layer="backgroundobjects" svg:width="3.433cm" svg:height="0.453cm" svg:x="22.485cm" svg:y="19.729cm">
        <draw:image xlink:href="Pictures/2000003D000068DE00000DEBE3485449307B07D9.svm" xlink:type="simple" xlink:show="embed" xlink:actuate="onLoad">
          <text:p text:style-name="MP5"><text:s/></text:p>
        </draw:image>
      </draw:frame>
      <presentation:notes style:page-layout-name="PM2">
        <draw:page-thumbnail presentation:style-name="canonical_25_20master_25_20deck8-title" draw:layer="backgroundobjects" svg:width="14.848cm" svg:height="11.136cm" svg:x="3.075cm" svg:y="2.257cm" presentation:class="page"/>
        <draw:frame presentation:style-name="canonical_25_20master_25_20deck8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" style:page-layout-name="PM1" draw:style-name="Mdp1">
      <draw:frame draw:style-name="Mgr3" draw:text-style-name="MP10" draw:layer="backgroundobjects" svg:width="3.433cm" svg:height="0.453cm" svg:x="22.484cm" svg:y="19.726cm">
        <draw:image xlink:href="Pictures/2000003D000068DE00000DEBE3485449307B07D9.svm" xlink:type="simple" xlink:show="embed" xlink:actuate="onLoad">
          <text:p text:style-name="MP5"><text:span text:style-name="MT3"><text:s/></text:span></text:p>
        </draw:image>
      </draw:frame>
      <draw:frame presentation:style-name="Canonical-title" draw:layer="backgroundobjects" svg:width="21.468cm" svg:height="0.715cm" svg:x="1.92cm" svg:y="1.094cm" presentation:class="title" presentation:placeholder="true">
        <draw:text-box/>
      </draw:frame>
      <draw:frame presentation:style-name="Canonical-outline1" draw:layer="backgroundobjects" svg:width="24.113cm" svg:height="12.18cm" svg:x="1.949cm" svg:y="4.351cm" presentation:class="outline" presentation:placeholder="true">
        <draw:text-box/>
      </draw:frame>
      <draw:frame draw:style-name="Mgr4" draw:text-style-name="MP6" draw:layer="backgroundobjects" svg:width="0.812cm" svg:height="0.812cm" svg:x="25.042cm" svg:y="1.201cm">
        <draw:image xlink:href="Pictures/1000000000000040000000402EF8F291BD0178BB.jpg" xlink:type="simple" xlink:show="embed" xlink:actuate="onLoad">
          <text:p/>
        </draw:image>
      </draw:frame>
      <draw:frame presentation:style-name="Mpr26" draw:text-style-name="MP8" draw:layer="backgroundobjects" svg:width="13.637cm" svg:height="0.45cm" svg:x="1.948cm" svg:y="19.854cm">
        <draw:text-box>
          <text:p text:style-name="MP7"><text:span text:style-name="MT2"><text:page-number>&lt;number&gt;</text:page-number></text:span><text:span text:style-name="MT2"> <text:s/></text:span></text:p>
        </draw:text-box>
      </draw:frame>
      <draw:frame draw:style-name="Mgr5" draw:text-style-name="MP6" draw:layer="backgroundobjects" svg:width="24.069cm" svg:height="0.1cm" svg:x="1.883cm" svg:y="2.7cm">
        <draw:image xlink:href="Pictures/10000201000005AB00000006DB4393F0E3A237E9.png" xlink:type="simple" xlink:show="embed" xlink:actuate="onLoad">
          <text:p/>
        </draw:image>
      </draw:frame>
      <draw:frame draw:style-name="Mgr5" draw:text-style-name="MP6" draw:layer="backgroundobjects" svg:width="24.069cm" svg:height="0.1cm" svg:x="1.884cm" svg:y="19.1cm">
        <draw:image xlink:href="Pictures/10000201000005AB00000006DB4393F0E3A237E9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Canonical-title" draw:layer="backgroundobjects" svg:width="14.848cm" svg:height="11.136cm" svg:x="3.075cm" svg:y="2.257cm" presentation:class="page"/>
        <draw:frame presentation:style-name="Canonical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2" style:page-layout-name="PM1" draw:style-name="Mdp2">
      <draw:frame draw:style-name="Mgr4" draw:text-style-name="MP6" draw:layer="backgroundobjects" svg:width="27.999cm" svg:height="19.148cm" svg:x="0cm" svg:y="0cm">
        <draw:image xlink:href="Pictures/100002000000089D000005E4FD465F669097CB2E.png" xlink:type="simple" xlink:show="embed" xlink:actuate="onLoad">
          <text:p/>
        </draw:image>
      </draw:frame>
      <draw:frame presentation:style-name="Canonical2-title" draw:layer="backgroundobjects" svg:width="12.381cm" svg:height="2.527cm" svg:x="1.968cm" svg:y="4.347cm" presentation:class="title" presentation:placeholder="true">
        <draw:text-box/>
      </draw:frame>
      <draw:frame presentation:style-name="Canonical2-outline1" draw:layer="backgroundobjects" svg:width="12.023cm" svg:height="12.18cm" svg:x="1.967cm" svg:y="7.697cm" presentation:class="outline" presentation:placeholder="true">
        <draw:text-box/>
      </draw:frame>
      <draw:frame draw:style-name="Mgr3" draw:text-style-name="MP10" draw:layer="backgroundobjects" svg:width="3.433cm" svg:height="0.453cm" svg:x="22.486cm" svg:y="19.728cm">
        <draw:image xlink:href="Pictures/2000003D000068DE00000DEBE3485449307B07D9.svm" xlink:type="simple" xlink:show="embed" xlink:actuate="onLoad">
          <text:p text:style-name="MP5"><text:span text:style-name="MT3"><text:s/></text:span></text:p>
        </draw:image>
      </draw:frame>
      <draw:frame presentation:style-name="Mpr29" draw:text-style-name="MP8" draw:layer="backgroundobjects" svg:width="13.637cm" svg:height="0.45cm" svg:x="1.948cm" svg:y="19.854cm">
        <draw:text-box>
          <text:p text:style-name="MP7"><text:span text:style-name="MT2"><text:page-number>&lt;number&gt;</text:page-number></text:span><text:span text:style-name="MT2"> </text:span></text:p>
        </draw:text-box>
      </draw:frame>
      <presentation:notes style:page-layout-name="PM2">
        <draw:page-thumbnail presentation:style-name="Canonical2-title" draw:layer="backgroundobjects" svg:width="14.848cm" svg:height="11.136cm" svg:x="3.075cm" svg:y="2.257cm" presentation:class="page"/>
        <draw:frame presentation:style-name="Canonical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7T15:21:21.514393105</meta:creation-date>
    <meta:editing-duration>P2DT3H7S</meta:editing-duration>
    <meta:editing-cycles>74</meta:editing-cycles>
    <meta:generator>LibreOffice/5.1.4.2$Linux_X86_64 LibreOffice_project/10m0$Build-2</meta:generator>
    <dc:title>canonical master deck</dc:title>
    <meta:initial-creator>John Johansen</meta:initial-creator>
    <dc:date>2016-08-26T07:14:50.226486967</dc:date>
    <dc:creator>John Johansen</dc:creator>
    <meta:document-statistic meta:object-count="250"/>
    <meta:template xlink:type="simple" xlink:actuate="onRequest" xlink:title="canonical master deck" xlink:href="../../.config/libreoffice/4/user/template/canonical%20master%20deck.otp" meta:date="2013-09-17T15:21:21.185141133"/>
  </office:meta>
</office:document-meta>
</file>